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text-properties fo:font-size="10pt" officeooo:paragraph-rsid="0018f6f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18f6f0"/>
    </style:style>
    <style:style style:name="P6" style:family="paragraph" style:parent-style-name="Standard">
      <style:text-properties style:font-size-complex="11pt"/>
    </style:style>
    <style:style style:name="P7" style:family="paragraph" style:parent-style-name="Standard">
      <style:text-properties style:font-name="Calibri" fo:font-size="16pt" style:font-size-asian="16pt" style:font-size-complex="16pt"/>
    </style:style>
    <style:style style:name="P8" style:family="paragraph" style:parent-style-name="Standard">
      <style:text-properties style:font-name="Calibri" fo:font-size="13pt" fo:font-weight="bold" officeooo:paragraph-rsid="001aaced" style:font-size-asian="13pt" style:font-weight-asian="bold" style:font-size-complex="13pt" style:font-weight-complex="bold"/>
    </style:style>
    <style:style style:name="P9" style:family="paragraph" style:parent-style-name="Standard">
      <style:text-properties fo:font-weight="bold" style:font-weight-asian="bold"/>
    </style:style>
    <style:style style:name="P10" style:family="paragraph" style:parent-style-name="Standard">
      <style:paragraph-properties fo:text-align="center" style:justify-single-word="false"/>
      <style:text-properties fo:font-size="14pt" fo:font-weight="bold" style:font-size-asian="14pt" style:font-weight-asian="bold"/>
    </style:style>
    <style:style style:name="P11" style:family="paragraph" style:parent-style-name="Standard">
      <style:text-properties fo:font-variant="normal" fo:text-transform="none" style:font-name="Cambria" fo:font-size="12pt" fo:language="en" fo:country="US" fo:font-weight="normal" style:font-size-asian="12pt" style:language-asian="en" style:country-asian="US" style:font-weight-asian="normal" style:font-size-complex="12pt"/>
    </style:style>
    <style:style style:name="P12" style:family="paragraph" style:parent-style-name="Standard">
      <style:paragraph-properties fo:text-align="center" style:justify-single-word="false"/>
      <style:text-properties fo:font-size="18pt" fo:language="en" fo:country="US" fo:font-weight="bold" officeooo:rsid="0018f6f0" officeooo:paragraph-rsid="0018f6f0" style:font-size-asian="18pt" style:font-weight-asian="bold"/>
    </style:style>
    <style:style style:name="P13" style:family="paragraph" style:parent-style-name="Standard">
      <style:text-properties officeooo:rsid="001a6346" officeooo:paragraph-rsid="001a6346"/>
    </style:style>
    <style:style style:name="P14" style:family="paragraph" style:parent-style-name="Standard">
      <style:text-properties officeooo:paragraph-rsid="001aaced"/>
    </style:style>
    <style:style style:name="P15" style:family="paragraph" style:parent-style-name="Standard">
      <style:text-properties officeooo:rsid="001aaced" officeooo:paragraph-rsid="001aaced"/>
    </style:style>
    <style:style style:name="P16" style:family="paragraph" style:parent-style-name="Standard">
      <style:paragraph-properties fo:break-before="page"/>
    </style:style>
    <style:style style:name="P17" style:family="paragraph" style:parent-style-name="Standard">
      <style:paragraph-properties fo:break-before="page"/>
      <style:text-properties fo:font-weight="bold" style:font-weight-asian="bold"/>
    </style:style>
    <style:style style:name="P18"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19" style:family="paragraph" style:parent-style-name="Standard">
      <style:paragraph-properties fo:text-align="center" style:justify-single-word="false" fo:break-before="page"/>
      <style:text-properties fo:font-size="14pt" fo:font-weight="bold" style:font-size-asian="14pt" style:font-weight-asian="bold"/>
    </style:style>
    <style:style style:name="P20" style:family="paragraph" style:parent-style-name="Normal_20__28_Web_29_">
      <style:paragraph-properties fo:margin-top="0.176cm" fo:margin-bottom="0cm" style:contextual-spacing="false"/>
    </style:style>
    <style:style style:name="P21" style:family="paragraph" style:parent-style-name="List_20_Paragraph">
      <style:paragraph-properties fo:margin-left="1.199cm" fo:margin-right="0cm" fo:text-indent="0cm" style:auto-text-indent="false"/>
    </style:style>
    <style:style style:name="P22" style:family="paragraph" style:parent-style-name="Standard" style:master-page-name="First_20_Page">
      <style:paragraph-properties style:page-number="auto"/>
    </style:style>
    <style:style style:name="P23" style:family="paragraph" style:parent-style-name="Standard">
      <style:text-properties fo:language="en" fo:country="US"/>
    </style:style>
    <style:style style:name="P24" style:family="paragraph" style:parent-style-name="Standard">
      <style:paragraph-properties fo:text-align="justify" style:justify-single-word="false"/>
      <style:text-properties fo:language="en" fo:country="US" officeooo:paragraph-rsid="001b86a0"/>
    </style:style>
    <style:style style:name="P25" style:family="paragraph" style:parent-style-name="Standard">
      <style:paragraph-properties fo:text-align="justify" style:justify-single-word="false"/>
      <style:text-properties fo:language="en" fo:country="US" officeooo:rsid="001b86a0" officeooo:paragraph-rsid="001b86a0"/>
    </style:style>
    <style:style style:name="P26" style:family="paragraph" style:parent-style-name="Standard">
      <style:text-properties fo:language="en" fo:country="US" officeooo:rsid="001e701f" officeooo:paragraph-rsid="001e701f"/>
    </style:style>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officeooo:rsid="001ccf9a" officeooo:paragraph-rsid="001ccf9a"/>
    </style:style>
    <style:style style:name="P29" style:family="paragraph" style:parent-style-name="Standard">
      <style:text-properties style:font-name="Calibri" fo:font-size="16pt" style:font-size-asian="16pt" style:font-size-complex="16pt"/>
    </style:style>
    <style:style style:name="P30" style:family="paragraph" style:parent-style-name="Standard">
      <style:paragraph-properties fo:text-align="justify" style:justify-single-word="false"/>
      <style:text-properties officeooo:rsid="001cd485" officeooo:paragraph-rsid="001cd485"/>
    </style:style>
    <style:style style:name="P31" style:family="paragraph" style:parent-style-name="Standard">
      <style:paragraph-properties fo:margin-left="1.27cm" fo:margin-right="0cm" fo:text-indent="0cm" style:auto-text-indent="false"/>
      <style:text-properties fo:font-style="italic" style:font-style-asian="italic" style:font-style-complex="italic"/>
    </style:style>
    <style:style style:name="P32" style:family="paragraph" style:parent-style-name="Standard">
      <style:paragraph-properties fo:margin-left="1.27cm" fo:margin-right="0cm" fo:text-align="justify" style:justify-single-word="false" fo:text-indent="0cm" style:auto-text-indent="false"/>
      <style:text-properties fo:font-style="italic" style:font-style-asian="italic" style:font-style-complex="italic"/>
    </style:style>
    <style:style style:name="P33" style:family="paragraph" style:parent-style-name="Standard">
      <style:paragraph-properties fo:margin-left="1.27cm" fo:margin-right="0cm" fo:text-align="justify" style:justify-single-word="false" fo:text-indent="0cm" style:auto-text-indent="false"/>
      <style:text-properties fo:font-style="italic" fo:font-weight="bold" style:font-style-asian="italic" style:font-weight-asian="bold" style:font-style-complex="italic"/>
    </style:style>
    <style:style style:name="P34" style:family="paragraph" style:parent-style-name="Standard">
      <style:paragraph-properties fo:margin-left="1.27cm" fo:margin-right="0cm" fo:text-align="justify" style:justify-single-word="false" fo:text-indent="0cm" style:auto-text-indent="false"/>
      <style:text-properties fo:language="en" fo:country="US" fo:font-style="italic" style:font-style-asian="italic" style:font-style-complex="italic"/>
    </style:style>
    <style:style style:name="P35" style:family="paragraph" style:parent-style-name="Standard">
      <style:paragraph-properties fo:margin-left="1.27cm" fo:margin-right="0cm" fo:text-indent="0cm" style:auto-text-indent="false"/>
      <style:text-properties fo:language="en" fo:country="US" fo:font-style="italic" fo:font-weight="normal" style:font-style-asian="italic" style:font-weight-asian="normal" style:font-style-complex="italic" style:font-weight-complex="normal"/>
    </style:style>
    <style:style style:name="P36" style:family="paragraph" style:parent-style-name="Standard">
      <style:paragraph-properties fo:margin-left="1.27cm" fo:margin-right="0cm" fo:text-align="justify" style:justify-single-word="false" fo:text-indent="0cm" style:auto-text-indent="false"/>
      <style:text-properties fo:language="en" fo:country="US" fo:font-style="italic" fo:font-weight="normal" style:font-style-asian="italic" style:font-weight-asian="normal" style:font-style-complex="italic" style:font-weight-complex="normal"/>
    </style:style>
    <style:style style:name="P37" style:family="paragraph" style:parent-style-name="Standard">
      <style:paragraph-properties fo:margin-left="1.27cm" fo:margin-right="0cm" fo:text-align="justify" style:justify-single-word="false" fo:text-indent="0cm" style:auto-text-indent="false"/>
    </style:style>
    <style:style style:name="P38" style:family="paragraph" style:parent-style-name="Heading_20_2">
      <style:paragraph-properties fo:text-align="justify" style:justify-single-word="false"/>
    </style:style>
    <style:style style:name="P39" style:family="paragraph" style:parent-style-name="Heading_20_2">
      <style:text-properties fo:language="en" fo:country="US"/>
    </style:style>
    <style:style style:name="P40" style:family="paragraph" style:parent-style-name="Heading_20_2">
      <style:paragraph-properties fo:text-align="justify" style:justify-single-word="false"/>
      <style:text-properties officeooo:rsid="001b86a0" officeooo:paragraph-rsid="001b86a0"/>
    </style:style>
    <style:style style:name="P41" style:family="paragraph" style:parent-style-name="Heading_20_2">
      <style:text-properties officeooo:rsid="001e701f" officeooo:paragraph-rsid="001e701f"/>
    </style:style>
    <style:style style:name="P42" style:family="paragraph" style:parent-style-name="Heading_20_2">
      <style:text-properties officeooo:rsid="0020376a" officeooo:paragraph-rsid="0020376a"/>
    </style:style>
    <style:style style:name="P43" style:family="paragraph" style:parent-style-name="Heading_20_1" style:list-style-name=""/>
    <style:style style:name="P44" style:family="paragraph" style:parent-style-name="Heading_20_1">
      <style:paragraph-properties fo:break-before="page"/>
    </style:style>
    <style:style style:name="P45" style:family="paragraph" style:parent-style-name="List_20_Paragraph" style:list-style-name="L1">
      <style:text-properties fo:language="en" fo:country="US"/>
    </style:style>
    <style:style style:name="P46" style:family="paragraph" style:parent-style-name="List_20_Paragraph" style:list-style-name="WWNum3"/>
    <style:style style:name="P47" style:family="paragraph" style:parent-style-name="List_20_Paragraph" style:list-style-name="L2">
      <style:paragraph-properties fo:margin-left="2.54cm" fo:margin-right="0cm" fo:margin-top="0cm" fo:margin-bottom="0.212cm" style:contextual-spacing="false" fo:text-align="justify" style:justify-single-word="false" fo:text-indent="-0.635cm" style:auto-text-indent="false"/>
      <style:text-properties fo:font-style="italic" fo:font-weight="bold" style:font-style-asian="italic" style:font-weight-asian="bold" style:font-style-complex="italic"/>
    </style:style>
    <style:style style:name="P48" style:family="paragraph" style:parent-style-name="List_20_Paragraph" style:list-style-name="L3">
      <style:paragraph-properties fo:margin-left="2.54cm" fo:margin-right="0cm" fo:margin-top="0cm" fo:margin-bottom="0.212cm" style:contextual-spacing="false" fo:text-align="justify" style:justify-single-word="false" fo:text-indent="-0.635cm" style:auto-text-indent="false"/>
      <style:text-properties fo:language="en" fo:country="US" fo:font-style="italic" fo:font-weight="normal" style:font-style-asian="italic" style:font-weight-asian="normal" style:font-style-complex="italic" style:font-weight-complex="normal"/>
    </style:style>
    <style:style style:name="P49" style:family="paragraph" style:parent-style-name="List_20_Paragraph" style:list-style-name="L2">
      <style:paragraph-properties fo:margin-left="2.54cm" fo:margin-right="0cm" fo:text-align="justify" style:justify-single-word="false" fo:text-indent="-0.635cm" style:auto-text-indent="false"/>
      <style:text-properties fo:font-style="italic" fo:font-weight="bold" style:font-style-asian="italic" style:font-weight-asian="bold" style:font-style-complex="italic"/>
    </style:style>
    <style:style style:name="P50" style:family="paragraph" style:parent-style-name="Text_20_body">
      <style:paragraph-properties fo:text-align="justify" style:justify-single-word="false"/>
      <style:text-properties officeooo:paragraph-rsid="001b86a0"/>
    </style:style>
    <style:style style:name="P51" style:family="paragraph" style:parent-style-name="Text_20_body">
      <style:text-properties officeooo:rsid="001e701f" officeooo:paragraph-rsid="001e701f"/>
    </style:style>
    <style:style style:name="P52" style:family="paragraph" style:parent-style-name="Text_20_body">
      <style:text-properties officeooo:rsid="0020376a" officeooo:paragraph-rsid="0020376a"/>
    </style:style>
    <style:style style:name="P53" style:family="paragraph" style:parent-style-name="Heading_20_3">
      <style:text-properties fo:language="en" fo:country="US"/>
    </style:style>
    <style:style style:name="P54" style:family="paragraph" style:parent-style-name="Heading_20_3">
      <style:text-properties officeooo:rsid="0020376a" officeooo:paragraph-rsid="0020376a"/>
    </style:style>
    <style:style style:name="P55" style:family="paragraph" style:parent-style-name="Header">
      <style:text-properties style:use-window-font-color="true" style:font-name="Arial1" fo:font-size="10pt" fo:language="en" fo:country="US" fo:font-weight="normal" officeooo:rsid="0018f6f0" officeooo:paragraph-rsid="0018f6f0" style:font-size-asian="10pt" style:font-weight-asian="normal" style:font-name-complex="Arial2" style:font-size-complex="10pt" style:font-weight-complex="normal"/>
    </style:style>
    <style:style style:name="P56" style:family="paragraph" style:parent-style-name="Contents_20_1">
      <style:paragraph-properties>
        <style:tab-stops>
          <style:tab-stop style:position="14.651cm" style:type="right" style:leader-style="dotted" style:leader-text="."/>
        </style:tab-stops>
      </style:paragraph-properties>
    </style:style>
    <style:style style:name="P57" style:family="paragraph" style:parent-style-name="Contents_20_2">
      <style:paragraph-properties>
        <style:tab-stops>
          <style:tab-stop style:position="14.651cm" style:type="right" style:leader-style="dotted" style:leader-text="."/>
        </style:tab-stops>
      </style:paragraph-properties>
    </style:style>
    <style:style style:name="P58" style:family="paragraph" style:parent-style-name="Contents_20_3">
      <style:paragraph-properties>
        <style:tab-stops>
          <style:tab-stop style:position="14.651cm" style:type="right" style:leader-style="dotted" style:leader-text="."/>
        </style:tab-stops>
      </style:paragraph-properties>
    </style:style>
    <style:style style:name="P59" style:family="paragraph" style:parent-style-name="AppendixSection" style:list-style-name="">
      <style:paragraph-properties fo:keep-together="always" fo:orphans="2" fo:widows="2">
        <style:tab-stops>
          <style:tab-stop style:position="0.635cm"/>
        </style:tab-stops>
      </style:paragraph-properties>
      <style:text-properties officeooo:paragraph-rsid="001aaced"/>
    </style:style>
    <style:style style:name="P60" style:family="paragraph" style:parent-style-name="AppendixSection">
      <style:paragraph-properties fo:break-before="page"/>
    </style:style>
    <style:style style:name="P61" style:family="paragraph" style:parent-style-name="AppendixSection">
      <style:paragraph-properties fo:break-before="page"/>
      <style:text-properties officeooo:paragraph-rsid="001aaced"/>
    </style:style>
    <style:style style:name="T1" style:family="text">
      <style:text-properties style:use-window-font-color="true" style:font-name="Arial1" fo:language="en" fo:country="US" fo:font-weight="normal" officeooo:rsid="0018f6f0" style:font-weight-asian="normal" style:font-name-complex="Arial2" style:font-weight-complex="normal"/>
    </style:style>
    <style:style style:name="T2" style:family="text">
      <style:text-properties officeooo:rsid="0018f6f0"/>
    </style:style>
    <style:style style:name="T3" style:family="text">
      <style:text-properties fo:language="en" fo:country="US"/>
    </style:style>
    <style:style style:name="T4" style:family="text">
      <style:text-properties fo:language="en" fo:country="US" fo:font-style="italic" style:font-style-asian="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1aaced" style:font-weight-asian="bold"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text-position="super 58%"/>
    </style:style>
    <style:style style:name="T13" style:family="text">
      <style:text-properties style:text-position="super 58%" fo:language="en" fo:country="US"/>
    </style:style>
    <style:style style:name="T14" style:family="text">
      <style:text-properties officeooo:rsid="001aaced"/>
    </style:style>
    <style:style style:name="T15" style:family="text">
      <style:text-properties officeooo:rsid="001b86a0"/>
    </style:style>
    <style:style style:name="T16" style:family="text">
      <style:text-properties style:text-position="0% 100%"/>
    </style:style>
    <style:style style:name="T17" style:family="text">
      <style:text-properties officeooo:rsid="001ccf9a"/>
    </style:style>
    <style:style style:name="T18" style:family="text">
      <style:text-properties officeooo:rsid="001e701f"/>
    </style:style>
    <style:style style:name="fr1"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05cm" fo:text-indent="-0.635cm" fo:margin-left="0.0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4cm" fo:text-indent="-0.635cm" fo:margin-left="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Standard"/>
      <text:p text:style-name="P3"/>
      <text:p text:style-name="P3"/>
      <text:p text:style-name="P12">Using Image Analysis for Controlling the Voltage Applied to a Racing Slot Car</text:p>
      <text:p text:style-name="Standard"/>
      <text:p text:style-name="Standard"/>
      <text:p text:style-name="P4">Final Report for CS39440 Major Project</text:p>
      <text:p text:style-name="P4"/>
      <text:p text:style-name="P4"><text:span text:style-name="T10">Author</text:span>: <text:span text:style-name="T2">Niall Bunting </text:span>(<text:a xlink:type="simple" xlink:href="mailto:nib28@aber.ac.uk"><text:span text:style-name="T2">nib28</text:span></text:a><text:a xlink:type="simple" xlink:href="mailto:nib28@aber.ac.uk">@aber.ac.uk</text:a>)</text:p>
      <text:p text:style-name="P4"><text:span text:style-name="T10">Supervisor</text:span>: Dr./Prof. <text:span text:style-name="T2">Dave Price</text:span> (<text:span text:style-name="T2">dap</text:span>@aber.ac.uk)</text:p>
      <text:p text:style-name="P4"/>
      <text:p text:style-name="P4"><text:span text:style-name="T2">11</text:span><text:span text:style-name="T12">th</text:span> <text:span text:style-name="T2">April</text:span> 201<text:span text:style-name="T2">7</text:span></text:p>
      <text:p text:style-name="P4"/>
      <text:p text:style-name="P4">Version <text:span text:style-name="T2">0</text:span>.<text:span text:style-name="T2">1</text:span> (Draft)</text:p>
      <text:p text:style-name="P4"/>
      <text:p text:style-name="P4"/>
      <text:p text:style-name="P4"/>
      <text:p text:style-name="P4"/>
      <text:p text:style-name="P5">This report is submitted as partial fulfilment of a BSc degree in<text:line-break/>Computer Science (Inc Integrated Industrial And Professional Training) (G40<text:span text:style-name="T2">1</text:span>)</text:p>
      <text:p text:style-name="P4"/>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 </text:p>
      <text:p text:style-name="Standard">Aberystwyth University </text:p>
      <text:p text:style-name="Standard">Aberystwyth </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Standard"><text:tab/></text:p>
      <text:p text:style-name="Standard"/>
      <text:p text:style-name="P17">Declaration of originality</text:p>
      <text:p text:style-name="Standard"/>
      <text:p text:style-name="P3">I confirm that:<text:line-break/></text:p>
      <text:list xml:id="list6602907115317931896" text:style-name="L1">
        <text:list-item>
          <text:p text:style-name="P45">This submission is my own work, except where clearly indicated. </text:p>
          <text:p text:style-name="P45"/>
        </text:list-item>
        <text:list-item>
          <text:p text:style-name="P45">I understand that there are severe penalties for Unacceptable Academic Practice, which can lead to loss of marks or even the withholding of a degree. </text:p>
          <text:p text:style-name="P45"/>
        </text:list-item>
        <text:list-item>
          <text:p text:style-name="P45">I have read the regulations on Unacceptable Academic Practice from the University’s Academic Quality and Records Office (AQRO) and the relevant sections of the current Student Handbook of the Department of Computer Science. </text:p>
          <text:p text:style-name="P45"/>
        </text:list-item>
        <text:list-item>
          <text:p text:style-name="P45">In submitting this work I understand and agree to abide by the University’s regulations governing these issues. <text:s/></text:p>
        </text:list-item>
      </text:list>
      <text:p text:style-name="P3"/>
      <text:p text:style-name="P3">Name <text:s text:c="2"/>…………………………………………</text:p>
      <text:p text:style-name="Standard"/>
      <text:p text:style-name="Standard">Date ……………………………………………</text:p>
      <text:p text:style-name="Standard"/>
      <text:p text:style-name="Standard"/>
      <text:p text:style-name="Standard"/>
      <text:p text:style-name="Standard"/>
      <text:p text:style-name="P9">Consent to share this work</text:p>
      <text:p text:style-name="Standard"/>
      <text:p text:style-name="P3">By including my name below, I hereby agree to this dissertation being made available to other students and academic staff of the Aberystwyth Computer Science Department.</text:p>
      <text:p text:style-name="P3"/>
      <text:p text:style-name="P3"/>
      <text:p text:style-name="P3">Name <text:s text:c="2"/>…………………………………………</text:p>
      <text:p text:style-name="Standard"/>
      <text:p text:style-name="Standard">Date ……………………………………………</text:p>
      <text:p text:style-name="Standard"/>
      <text:p text:style-name="P20"/>
      <text:p text:style-name="P20"/>
      <text:p text:style-name="P18">Acknowledgements</text:p>
      <text:p text:style-name="Standard"/>
      <text:p text:style-name="P13">I would like to thank Pete Todd <text:s/>and Dave Price for there roles in helping the physical side of my project become a reality. Without their work to get the correct equipment my project could not have been a success.</text:p>
      <text:p text:style-name="P13"/>
      <text:p text:style-name="P13">I am also grateful to my parents for encouraging me to come to university, which I have enjoyed thoroughly. <text:span text:style-name="T17">Also the assistance they provided to me during my regular movement of all my possessions from one country to another.</text:span></text:p>
      <text:p text:style-name="P6"/>
      <text:p text:style-name="P19">Abstract - <text:span text:style-name="T15">300</text:span></text:p>
      <text:p text:style-name="Standard"/>
      <text:p text:style-name="P24"><text:span text:style-name="T15">The goal of this project was to be able to track a slot car and use the positional information to alter the voltage applied to the rails to vary the speed of the slot car.</text:span></text:p>
      <text:p text:style-name="P25"/>
      <text:p text:style-name="P25">I used a USB camera as a webcam with a live feed being fed into my program. The program then used a mixture of image analysis techniques of both background subtraction and colour detection. This gave the position of the slot car.</text:p>
      <text:p text:style-name="P25"/>
      <text:p text:style-name="P25">Children and adults alike have played with electric slot cars since they were first put on the market in 1912 [<text:a xlink:type="simple" xlink:href="http://www.slotcarhistory.com/slot_car_history1.htm">http://www.slotcarhistory.com/slot_car_history1.htm</text:a> 6<text:span text:style-name="T12">th</text:span> march] . The ability to race multiple model cars inspires racing fans imaginations. However, without an opponent to race against there is little enjoyment. </text:p>
      <text:p text:style-name="P25"/>
      <text:p text:style-name="P25">Therefore, my project aims to allow an opponent to always be available by having a computer control one or more of the slot cars. Video will be captured, then processed using image analysis techniques to find the current location of the slot car. A computer will use that information to determine an optimal speed for the slot car in that location and vary the voltage accordingly.</text:p>
      <text:p text:style-name="P25"/>
      <text:p text:style-name="P25">The controller will first create an internal model for the track, this will require ‘warm up’ laps, allowing the controller to work out the optimum speed at various locations. This model will then be used to control how the car behaves whilst racing. This project has a significant problem with response time as delays in receiving video or sending a message to the car will mean that the car will have traveled a large distance, meaning the commands are now out of date, potentially causing the car to come off the track.</text:p>
      <text:p text:style-name="P16"/>
      <text:p text:style-name="P10">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1.Background, Analysis &amp; Process<text:tab/>6</text:p>
          <text:p text:style-name="P57">1.1.History<text:tab/>6</text:p>
          <text:p text:style-name="P57">1.2.Background<text:tab/>6</text:p>
          <text:p text:style-name="P57">1.3.Analysis<text:tab/>6</text:p>
          <text:p text:style-name="P57">1.4.Process<text:tab/>7</text:p>
          <text:p text:style-name="P56">2.Design<text:tab/>8</text:p>
          <text:p text:style-name="P57">2.1.Overall Architecture<text:tab/>8</text:p>
          <text:p text:style-name="P57">2.2.Detailed Design<text:tab/>8</text:p>
          <text:p text:style-name="P58">2.2.1.Programming Language<text:tab/>8</text:p>
          <text:p text:style-name="P57">2.4.User Interface Design<text:tab/>8</text:p>
          <text:p text:style-name="P57">2.5.Protocol Design<text:tab/>9</text:p>
          <text:p text:style-name="P57">2.6.Hardware Selection<text:tab/>9</text:p>
          <text:p text:style-name="P58">2.6.1.Hardware Selection<text:tab/>9</text:p>
          <text:p text:style-name="P57">2.7.Other Relevant Sections<text:tab/>9</text:p>
          <text:p text:style-name="P56">3.Implementation<text:tab/>10</text:p>
          <text:p text:style-name="P56">4.Testing<text:tab/>11</text:p>
          <text:p text:style-name="P57">4.1.Overall Approach to Testing<text:tab/>11</text:p>
          <text:p text:style-name="P57">4.2.Automated Testing<text:tab/>11</text:p>
          <text:p text:style-name="P58">4.2.1.Unit Tests<text:tab/>11</text:p>
          <text:p text:style-name="P58">4.2.2.User Interface Testing<text:tab/>11</text:p>
          <text:p text:style-name="P58">4.2.3.Stress Testing<text:tab/>11</text:p>
          <text:p text:style-name="P58">4.2.4.Other Types of Testing<text:tab/>11</text:p>
          <text:p text:style-name="P57">4.3.Integration Testing<text:tab/>12</text:p>
          <text:p text:style-name="P57">4.4.User Testing<text:tab/>12</text:p>
          <text:p text:style-name="P56">5.Critical Evaluation<text:tab/>13</text:p>
          <text:p text:style-name="P56">6.Appendices<text:tab/>14</text:p>
          <text:p text:style-name="P57">6.1.Third-Party Code and Libraries<text:tab/>14</text:p>
          <text:p text:style-name="P57">6.2.Ethics Submission<text:tab/>16</text:p>
          <text:p text:style-name="P57">6.3.Code Samples<text:tab/>19</text:p>
          <text:p text:style-name="P56">Annotated Bibliography<text:tab/>20</text:p>
        </text:index-body>
      </text:table-of-content>
      <text:p text:style-name="P11"/>
      <text:p text:style-name="Standard"/>
      <text:list xml:id="list5184194900127271133" text:style-name="Outline">
        <text:list-item>
          <text:h text:style-name="P44" text:outline-level="1"><text:bookmark-start text:name="__RefNumPara__4143_1409587199"/><text:bookmark-start text:name="_Toc476088413"/><text:bookmark-start text:name="_Toc192777705"/><text:bookmark-start text:name="_Toc222978592"/>Background, Analysis &amp; <text:bookmark-end text:name="_Toc192777705"/><text:bookmark-end text:name="_Toc222978592"/>Process<text:bookmark-end text:name="__RefNumPara__4143_1409587199"/><text:bookmark-end text:name="_Toc476088413"/></text:h>
        </text:list-item>
      </text:list>
      <text:p text:style-name="P32">This section should discuss your preparation for the project, including background reading, your analysis of the problem and the process or method you have followed to help structure your work. <text:s/>It is likely that you will reuse part of your outline project specification, but at this point in the project you should have more to talk about. <text:bookmark-start text:name="_Toc192777706"/></text:p>
      <text:p text:style-name="P32"/>
      <text:p text:style-name="P33">Notes: </text:p>
      <text:list xml:id="list2407598746930476171" text:style-name="L2">
        <text:list-item>
          <text:p text:style-name="P47">All of the sections and text in this example are for illustration purposes. The main Chapters are a good starting point, but the content and actual sections that you include are likely to be different.</text:p>
        </text:list-item>
        <text:list-item>
          <text:p text:style-name="P49">Look at the document on the Structure of the Final Report for additional guidance. </text:p>
        </text:list-item>
      </text:list>
      <text:list xml:id="list172528790231794" text:continue-list="list5184194900127271133" text:style-name="Outline">
        <text:list-item>
          <text:list>
            <text:list-item>
              <text:h text:style-name="P40" text:outline-level="2">History</text:h>
            </text:list-item>
          </text:list>
        </text:list-item>
      </text:list>
      <text:p text:style-name="P50"/>
      <text:list xml:id="list172528611666642" text:continue-numbering="true" text:style-name="Outline">
        <text:list-item>
          <text:list>
            <text:list-item>
              <text:h text:style-name="P38" text:outline-level="2"><text:bookmark-start text:name="_Toc476088414"/>Background<text:bookmark-end text:name="_Toc476088414"/> </text:h>
            </text:list-item>
          </text:list>
        </text:list-item>
      </text:list>
      <text:p text:style-name="P27">What was your background preparation for the project? What similar systems did you assess? What was your motivation and interest in this project?</text:p>
      <text:p text:style-name="P27"/>
      <text:p text:style-name="P28">One driving factor which made me consider trying out this project was a module I took called 'Computer Vision' (POSSIBLE PAGE ON THIS). In this module we had learnt about different techniques that could be used to analyse an image to work out where an object was located. However, we did not do any practical implementations of this work. Therefore, I was interested to try to implement albeit simply some of the algorithms we learnt about.</text:p>
      <text:p text:style-name="P28"/>
      <text:p text:style-name="P28">Another major reason for attempting the project was the boyhood feelings of pure fun that this project brought up in me. I can remember playing with slot car sets as a child and having to find somebody to race against, this would make it possible to play for as long as I wished to.</text:p>
      <text:list xml:id="list172528505919102" text:continue-numbering="true" text:style-name="Outline">
        <text:list-item>
          <text:list>
            <text:list-item>
              <text:h text:style-name="P38" text:outline-level="2"><text:bookmark-start text:name="_Toc476088415"/>Analysis<text:bookmark-end text:name="_Toc476088415"/> </text:h>
            </text:list-item>
          </text:list>
        </text:list-item>
      </text:list>
      <text:p text:style-name="P32">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 </text:p>
      <text:p text:style-name="P32"/>
      <text:p text:style-name="P32">There should be a clear statement of the objectives of the work, which you will evaluate at the end of the work. </text:p>
      <text:p text:style-name="P32"/>
      <text:p text:style-name="P34">In most cases, the agreed objectives or requirements will be the result of a compromise between what would ideally have been produced and what was felt to be possible in the time available. A discussion of the process of arriving at the final list is usually appropriate.</text:p>
      <text:p text:style-name="P34"/>
      <text:p text:style-name="P34">As mentioned in the lectures, think about possible security issues for the project topic. Whilst these might not be relevant for all projects, do consider if there are relevant for your project. Where there are relevant security issues, <text:soft-page-break/>discuss how they will this affect the work that you are doing. Carry forward this discussion into relevant areas for design, implementation and testing.</text:p>
      <text:list xml:id="list172527240006696" text:continue-numbering="true" text:style-name="Outline">
        <text:list-item>
          <text:list>
            <text:list-item>
              <text:h text:style-name="P38" text:outline-level="2"><text:bookmark-start text:name="_Toc476088416"/>Process<text:bookmark-end text:name="_Toc476088416"/> </text:h>
            </text:list-item>
          </text:list>
        </text:list-item>
      </text:list>
      <text:p text:style-name="P27"><text:span text:style-name="T3">You need to describe briefly the life cycle model or research method that you used.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span></text:p>
      <text:p text:style-name="P27"/>
      <text:p text:style-name="P30"><text:span text:style-name="T3">I followed an iterative model to build my application with a feature driven development like life cycle. I thought this would give me the most flexibility when designing my program. However, it was slightly adapted since this project was done by a single person.</text:span></text:p>
      <text:p text:style-name="P30"/>
      <text:p text:style-name="P30"><text:span text:style-name="T3">Firstly I needed to research and developing an idea of what needed to be achieved to make a project that would meet my goals set out in the project outline. This also involved researching how I could get access to the data captured by the camera. In this basic research stage was were I found out like various technologies such as OpenCV and the basics of how to communicate over serial lines.</text:span></text:p>
      <text:p text:style-name="P30"/>
      <text:p text:style-name="P30"><text:span text:style-name="T3">Then, I created a list of the separate subsections that needed to be completed, initially the list was only a few items big. However, over the course of my project this list evolved over the course of the project as my domain knowledge increased. Unlike feature driven development where you work in interations. I avoided this I think it brings too much overhead to a single person team and only has limited beneifts as I would only be working out my velocity towards the end of the project therefore I worked in a method that looked more like a linked list.</text:span></text:p>
      <text:list xml:id="list172528855296371" text:continue-numbering="true" text:style-name="Outline">
        <text:list-item>
          <text:h text:style-name="P44" text:outline-level="1"><text:bookmark-end text:name="_Toc192777706"/><text:bookmark-start text:name="_Toc192777707"/><text:bookmark-start text:name="_Toc222978596"/><text:bookmark-start text:name="_Toc476088417"/>Design<text:bookmark-end text:name="_Toc192777707"/><text:bookmark-end text:name="_Toc222978596"/><text:bookmark-end text:name="_Toc476088417"/></text:h>
        </text:list-item>
      </text:list>
      <text:p text:style-name="P34">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34"/>
      <text:p text:style-name="P34">The design should describe what you expected to do, and might also explain areas that you had to revise after some investigation.</text:p>
      <text:p text:style-name="P34"/>
      <text:p text:style-name="P34">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P34"/>
      <text:p text:style-name="P34">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32"><text:s/></text:p>
      <text:p text:style-name="P34">You should also identify any support tools that you used. You should discuss your choice of implementation tools - programming language, compilers, database management system, program development environment, etc.</text:p>
      <text:p text:style-name="P32"/>
      <text:p text:style-name="P37"><text:span text:style-name="T11">Some example sub-sections may be as follows, but the specific sections are for you to define.</text:span> </text:p>
      <text:list xml:id="list172528257108841" text:continue-numbering="true" text:style-name="Outline">
        <text:list-item>
          <text:list>
            <text:list-item>
              <text:h text:style-name="Heading_20_2" text:outline-level="2"><text:bookmark-start text:name="_Toc192777708"/><text:bookmark-start text:name="_Toc222978597"/><text:bookmark-start text:name="_Toc476088418"/>Overall Architecture<text:bookmark-end text:name="_Toc222978597"/><text:bookmark-end text:name="_Toc476088418"/></text:h>
            </text:list-item>
          </text:list>
        </text:list-item>
      </text:list>
      <text:p text:style-name="P51">My project consists of four main hardware parts: computer, electronics, camera and track. The computer can be sub-split into image detection and car controller.</text:p>
      <text:p text:style-name="P51">&lt;INSERT IMAGE HERE OF HOW THEY COMMUNICATE&gt;</text:p>
      <text:p text:style-name="Standard"/>
      <text:list xml:id="list172527922597400" text:continue-numbering="true" text:style-name="Outline">
        <text:list-item>
          <text:list>
            <text:list-item>
              <text:h text:style-name="Heading_20_2" text:outline-level="2"><text:bookmark-start text:name="_Toc222978598"/><text:bookmark-start text:name="_Toc476088419"/>Detailed Design<text:bookmark-end text:name="_Toc222978598"/><text:bookmark-end text:name="_Toc476088419"/> </text:h>
            </text:list-item>
          </text:list>
        </text:list-item>
      </text:list>
      <text:p text:style-name="Standard"/>
      <text:list xml:id="list172528652273077" text:continue-numbering="true" text:style-name="Outline">
        <text:list-item>
          <text:list>
            <text:list-item>
              <text:list>
                <text:list-item>
                  <text:h text:style-name="P54" text:outline-level="3"><text:bookmark-start text:name="_Toc222978599"/><text:bookmark-start text:name="_Toc476088420"/>P<text:bookmark-end text:name="_Toc222978599"/><text:bookmark-end text:name="_Toc476088420"/>rogramming Language</text:h>
                </text:list-item>
              </text:list>
            </text:list-item>
          </text:list>
        </text:list-item>
      </text:list>
      <text:p text:style-name="P52">I choose C++ as my programming langage.</text:p>
      <text:p text:style-name="Standard"/>
      <text:list xml:id="list172528090364119" text:continue-numbering="true" text:style-name="Outline">
        <text:list-item>
          <text:list>
            <text:list-item>
              <text:h text:style-name="Heading_20_2" text:outline-level="2"/>
            </text:list-item>
            <text:list-item>
              <text:h text:style-name="Heading_20_2" text:outline-level="2"><text:bookmark-start text:name="_Toc222978600"/><text:bookmark-start text:name="_Toc476088421"/>User Interface Design<text:bookmark-end text:name="_Toc222978600"/><text:bookmark-end text:name="_Toc476088421"/></text:h>
            </text:list-item>
          </text:list>
        </text:list-item>
      </text:list>
      <text:p text:style-name="Text_20_body"/>
      <text:p text:style-name="P51">My program has no user interface.</text:p>
      <text:p text:style-name="Standard"/>
      <text:list xml:id="list172527617419999" text:continue-numbering="true" text:style-name="Outline">
        <text:list-item>
          <text:list>
            <text:list-item>
              <text:h text:style-name="P41" text:outline-level="2"><text:soft-page-break/>Protocol Design</text:h>
            </text:list-item>
          </text:list>
        </text:list-item>
      </text:list>
      <text:p text:style-name="P51"/>
      <text:p text:style-name="P51">I was required to define a protocol that would be used to communicate between the Arduino and the computer running my computer. This can be found in the APPENDIX with the protocol that was designed.</text:p>
      <text:p text:style-name="P51">This protocol had a few constrains we wanted it to be as lightweight as possible to allow as much data as possible to be sent to the car. We also wanted it expandable to allow more cars in the future if that was required. There was also the problem of noise.</text:p>
      <text:p text:style-name="P51">You can see in the protocol how we shortend the command to a single letter to avoid as much delay as possible. This was also done by setting 1 and 0 as various modes.</text:p>
      <text:p text:style-name="P51">It was suggested that we should have a start and a end character, however we decided that them extra charachers was too much overhead. Therefore, we defined a correct message if it was in the format &lt;TRACK CHAR&gt;,&lt;COMMAND&gt;,&lt;EXTRA&gt;\n. My code checks for the track char and the the newline char.</text:p>
      <text:p text:style-name="P51">It could possibly improved by not allowing the track char to be the same as a command. Also there are two 'G' commands that means that if serial echo is not swithched off it can cause some weird behaviour as the G for passing the gate is returned making the cars go round the track.</text:p>
      <text:p text:style-name="P51"/>
      <text:list xml:id="list172528259055831" text:continue-numbering="true" text:style-name="Outline">
        <text:list-item>
          <text:list>
            <text:list-item>
              <text:h text:style-name="P42" text:outline-level="2">Hardware Selection</text:h>
              <text:list>
                <text:list-item>
                  <text:h text:style-name="P54" text:outline-level="3">Hardware Selection</text:h>
                </text:list-item>
              </text:list>
            </text:list-item>
            <text:list-item>
              <text:h text:style-name="Heading_20_2" text:outline-level="2"><text:bookmark-start text:name="_Toc222978601"/><text:bookmark-start text:name="_Toc476088422"/>O<text:span text:style-name="T18">t</text:span>her Relevant Sections<text:bookmark-end text:name="_Toc222978601"/><text:bookmark-end text:name="_Toc476088422"/></text:h>
            </text:list-item>
          </text:list>
        </text:list-item>
      </text:list>
      <text:p text:style-name="P7"/>
      <text:list xml:id="list172527629652622" text:continue-numbering="true" text:style-name="Outline">
        <text:list-item>
          <text:h text:style-name="P44" text:outline-level="1"><text:bookmark-start text:name="_Toc222978602"/><text:bookmark-start text:name="_Toc476088423"/>Implementation<text:bookmark-end text:name="_Toc192777708"/><text:bookmark-end text:name="_Toc222978602"/><text:bookmark-end text:name="_Toc476088423"/></text:h>
        </text:list-item>
      </text:list>
      <text:p text:style-name="P34"><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34"/>
      <text:p text:style-name="P34">It is more likely that things were more complex than you first thought. In particular, were there any problems or difficulties that you found during implementation that you had to address? Did such problems simply delay you or were they more significant? </text:p>
      <text:p text:style-name="P32"/>
      <text:p text:style-name="P32">You can conclude this section by reviewing the end of the implementation stage against the planned requirements. </text:p>
      <text:p text:style-name="P16"/>
      <text:list xml:id="list172529492887640" text:continue-numbering="true" text:style-name="Outline">
        <text:list-item>
          <text:h text:style-name="Heading_20_1" text:outline-level="1"><text:bookmark-start text:name="_Toc222978603"/><text:bookmark-start text:name="_Toc476088424"/>Testing<text:bookmark-end text:name="_Toc192777712"/><text:bookmark-end text:name="_Toc222978603"/><text:bookmark-end text:name="_Toc476088424"/></text:h>
        </text:list-item>
      </text:list>
      <text:p text:style-name="P31">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32"/>
      <text:p text:style-name="P32">Provide information in the body of your report and the appendix to explain the testing that has been performed. How does this testing address the requirements and design for the project?</text:p>
      <text:p text:style-name="P32"/>
      <text:p text:style-name="P32">How comprehensive is the testing within the constraints of the project? Are you testing the normal working behaviour? Are you testing the exceptional behaviour, e.g. error conditions? Are you testing security issues if they are relevant for your project?</text:p>
      <text:p text:style-name="P32"/>
      <text:p text:style-name="P32">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32"/>
      <text:p text:style-name="P32">The following sections indicate some areas you might include. Other sections may be more appropriate to your project.<text:span text:style-name="T3"> </text:span></text:p>
      <text:list xml:id="list172529078535352" text:continue-numbering="true" text:style-name="Outline">
        <text:list-item>
          <text:list>
            <text:list-item>
              <text:h text:style-name="Heading_20_2" text:outline-level="2"><text:bookmark-start text:name="_Toc222978604"/><text:bookmark-start text:name="_Toc476088425"/><text:span text:style-name="T3">Overall Approach to Testing</text:span><text:bookmark-end text:name="_Toc222978604"/><text:bookmark-end text:name="_Toc476088425"/><text:span text:style-name="T3"> </text:span></text:h>
            </text:list-item>
          </text:list>
        </text:list-item>
      </text:list>
      <text:p text:style-name="P3"/>
      <text:p text:style-name="P26">I personally find test driven development a confusing method of programming. I believe this is because whilst writing the code for a object I start to consider things that I may not have thought of. This may not happen in teams as more of the team members may bring up these ideas.</text:p>
      <text:p text:style-name="P26"/>
      <text:p text:style-name="P26">I also use refactoring very heavly whilst building my objects this means that if the tests are written first that they have to constantly change.</text:p>
      <text:p text:style-name="P26"/>
      <text:p text:style-name="P26">For both of the above reasons I used a policy of creating the object and then writing the tests with what I expect to happen in each of the use cases. This also allows my testing to cover more cases that I thougt about whilst building the program.</text:p>
      <text:list xml:id="list172529512556979" text:continue-numbering="true" text:style-name="Outline">
        <text:list-item>
          <text:list>
            <text:list-item>
              <text:h text:style-name="Heading_20_2" text:outline-level="2"><text:bookmark-start text:name="_Toc222978605"/><text:bookmark-start text:name="_Toc476088426"/><text:span text:style-name="T3">Automated Testing</text:span><text:bookmark-end text:name="_Toc222978605"/><text:bookmark-end text:name="_Toc476088426"/><text:span text:style-name="T3"> </text:span></text:h>
            </text:list-item>
          </text:list>
        </text:list-item>
      </text:list>
      <text:p text:style-name="P3"/>
      <text:list xml:id="list172529172738905" text:continue-numbering="true" text:style-name="Outline">
        <text:list-item>
          <text:list>
            <text:list-item>
              <text:list>
                <text:list-item>
                  <text:h text:style-name="P53" text:outline-level="3"><text:bookmark-start text:name="_Toc222978606"/><text:bookmark-start text:name="_Toc476088427"/>Unit Tests<text:bookmark-end text:name="_Toc222978606"/><text:bookmark-end text:name="_Toc476088427"/></text:h>
                </text:list-item>
              </text:list>
            </text:list-item>
          </text:list>
        </text:list-item>
      </text:list>
      <text:p text:style-name="P3"/>
      <text:list xml:id="list172528533568256" text:continue-numbering="true" text:style-name="Outline">
        <text:list-item>
          <text:list>
            <text:list-item>
              <text:list>
                <text:list-item>
                  <text:h text:style-name="Heading_20_3" text:outline-level="3"><text:bookmark-start text:name="_Toc222978607"/><text:bookmark-start text:name="_Toc476088428"/><text:span text:style-name="T3">User Interface Testing</text:span><text:bookmark-end text:name="_Toc222978607"/><text:bookmark-end text:name="_Toc476088428"/><text:span text:style-name="T3"> </text:span></text:h>
                </text:list-item>
              </text:list>
            </text:list-item>
          </text:list>
        </text:list-item>
      </text:list>
      <text:p text:style-name="P3"/>
      <text:list xml:id="list172528482030525" text:continue-numbering="true" text:style-name="Outline">
        <text:list-item>
          <text:list>
            <text:list-item>
              <text:list>
                <text:list-item>
                  <text:h text:style-name="Heading_20_3" text:outline-level="3"><text:bookmark-start text:name="_Toc222978608"/><text:bookmark-start text:name="_Toc476088429"/><text:span text:style-name="T3">Stress Testing</text:span><text:bookmark-end text:name="_Toc222978608"/><text:bookmark-end text:name="_Toc476088429"/><text:span text:style-name="T3"> </text:span></text:h>
                </text:list-item>
              </text:list>
            </text:list-item>
          </text:list>
        </text:list-item>
      </text:list>
      <text:p text:style-name="P3"/>
      <text:list xml:id="list172529531777289" text:continue-numbering="true" text:style-name="Outline">
        <text:list-item>
          <text:list>
            <text:list-item>
              <text:list>
                <text:list-item>
                  <text:h text:style-name="Heading_20_3" text:outline-level="3"><text:bookmark-start text:name="_Toc222978609"/><text:bookmark-start text:name="_Toc476088430"/><text:span text:style-name="T3">Other Types of Testing</text:span><text:bookmark-end text:name="_Toc222978609"/><text:bookmark-end text:name="_Toc476088430"/><text:span text:style-name="T3"> </text:span></text:h>
                </text:list-item>
              </text:list>
            </text:list-item>
          </text:list>
        </text:list-item>
      </text:list>
      <text:p text:style-name="P3"/>
      <text:list xml:id="list172528727875981" text:continue-numbering="true" text:style-name="Outline">
        <text:list-item>
          <text:list>
            <text:list-item>
              <text:h text:style-name="Heading_20_2" text:outline-level="2"><text:bookmark-start text:name="_Toc222978610"/><text:bookmark-start text:name="_Toc476088431"/><text:soft-page-break/><text:span text:style-name="T3">Integration Testing</text:span><text:bookmark-end text:name="_Toc222978610"/><text:bookmark-end text:name="_Toc476088431"/><text:span text:style-name="T3"> </text:span></text:h>
            </text:list-item>
          </text:list>
        </text:list-item>
      </text:list>
      <text:p text:style-name="Text_20_body"/>
      <text:p text:style-name="P51"><text:span text:style-name="T3">Since my project interacted with other hardware it was important not just to create unit tests. This is because I could have a belived behaviour in my head that would pass all the unit tests however fail when it interacted with the hardware. An example of this was changing the speed of the car, turns out that my program was sending too much data over the serial line therefore the car was about a second delay (a lap of the track) behind. This means I required a delay in sending the speed changes to the car so it would have chance to be sent rather than just fill up the buffer.</text:span></text:p>
      <text:p text:style-name="P3"/>
      <text:list xml:id="list172529648196250" text:continue-numbering="true" text:style-name="Outline">
        <text:list-item>
          <text:list>
            <text:list-item>
              <text:h text:style-name="P39" text:outline-level="2"><text:bookmark-start text:name="_Toc222978611"/><text:bookmark-start text:name="_Toc476088432"/>User Testing<text:bookmark-end text:name="_Toc222978611"/><text:bookmark-end text:name="_Toc476088432"/></text:h>
            </text:list-item>
          </text:list>
        </text:list-item>
      </text:list>
      <text:p text:style-name="P3"/>
      <text:p text:style-name="P26">This involved getting user to compete against the finished product.</text:p>
      <text:p text:style-name="P16"><text:bookmark-start text:name="_Toc192777716"/></text:p>
      <text:list xml:id="list172528399197512" text:continue-numbering="true" text:style-name="Outline">
        <text:list-item>
          <text:h text:style-name="Heading_20_1" text:outline-level="1"><text:bookmark-start text:name="_Toc222978612"/><text:bookmark-start text:name="_Toc476088433"/>Critical Evaluation<text:bookmark-end text:name="_Toc192777716"/><text:bookmark-end text:name="_Toc222978612"/><text:bookmark-end text:name="_Toc476088433"/></text:h>
        </text:list-item>
      </text:list>
      <text:p text:style-name="P36">Examiners expect to find in your dissertation a section addressing such questions as:</text:p>
      <text:p text:style-name="P36"/>
      <text:list xml:id="list1934890329276471663" text:style-name="L3">
        <text:list-item>
          <text:list>
            <text:list-item>
              <text:list>
                <text:list-item>
                  <text:list>
                    <text:list-item>
                      <text:p text:style-name="P48">Were the requirements correctly identified?</text:p>
                    </text:list-item>
                    <text:list-item>
                      <text:p text:style-name="P48">Were the design decisions correct?</text:p>
                    </text:list-item>
                    <text:list-item>
                      <text:p text:style-name="P48">Could a more suitable set of tools have been chosen?</text:p>
                    </text:list-item>
                    <text:list-item>
                      <text:p text:style-name="P48">How well did the software meet the needs of those who were expecting to use it? </text:p>
                    </text:list-item>
                    <text:list-item>
                      <text:p text:style-name="P48">How well were any other project aims achieved? </text:p>
                    </text:list-item>
                    <text:list-item>
                      <text:p text:style-name="P48">If you were starting again, what would you do differently?</text:p>
                    </text:list-item>
                  </text:list>
                </text:list-item>
              </text:list>
            </text:list-item>
          </text:list>
        </text:list-item>
      </text:list>
      <text:p text:style-name="P36"/>
      <text:p text:style-name="P35">Other questions can be addressed as appropriate for a project.</text:p>
      <text:p text:style-name="P36"/>
      <text:p text:style-name="P36">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P36"/>
      <text:p text:style-name="P36">There will be good things and room for improvement with any project. As you write this section, identify and discuss the parts of the work that went well and also consider ways in which the work could be improved. </text:p>
      <text:p text:style-name="P36"/>
      <text:p text:style-name="P35">In the latter stages of the module, we will discuss the evaluation. That will probably be around week 9, although that differs each year.</text:p>
      <text:p text:style-name="Standard"/>
      <text:p text:style-name="Standard"/>
      <text:p text:style-name="P7"><text:bookmark-start text:name="_Toc192777717"/></text:p>
      <text:list xml:id="list172528528105017" text:continue-list="list172528399197512" text:style-name="Outline">
        <text:list-item>
          <text:h text:style-name="P44" text:outline-level="1"><text:bookmark-start text:name="_Toc222978613"/><text:bookmark-start text:name="_Toc476088434"/>Appendices<text:bookmark-end text:name="_Toc192777717"/><text:bookmark-end text:name="_Toc222978613"/><text:bookmark-end text:name="_Toc476088434"/></text:h>
        </text:list-item>
      </text:list>
      <text:p text:style-name="P32">The appendices are for additional content that is useful to support the discussion in the report. It is material that is not necessarily needed in the body of the report, but its inclusion in the appendices makes it easy to access.</text:p>
      <text:p text:style-name="P32"/>
      <text:p text:style-name="P32">For example, if you have developed a Design Specification document as part of a plan-driven approach for the project, then it would be appropriate to include that document as an appendix. In the body of your report you would highlight the most interesting aspects of the design, referring your reader to the full specification for further detail.</text:p>
      <text:p text:style-name="P32"/>
      <text:p text:style-name="P32">If you have taken an agile approach to developing the project, then you may be less likely to have developed a full requirements specification. Perhaps you use stories to keep track of the functionality and the ’future conversations’. It might not be relevant to include all of those in the body of your report. Instead, you might include those in an appendix.</text:p>
      <text:p text:style-name="P32"/>
      <text:p text:style-name="P32">There is a balance to be struck between what is relevant to include in the body of your report and whether additional supporting evidence is appropriate in the appendices. Speak to your supervisor or the module coordinator if you have questions about this.</text:p>
      <text:p text:style-name="Standard"/>
      <text:list xml:id="list172528196264084" text:continue-numbering="true" text:style-name="Outline">
        <text:list-item>
          <text:list>
            <text:list-item>
              <text:h text:style-name="AppendixSection" text:outline-level="2"><text:bookmark-start text:name="_Toc222978614"/><text:bookmark-start text:name="_Toc476088435"/>Third-Party Code and Libraries<text:bookmark-end text:name="_Toc222978614"/><text:bookmark-end text:name="_Toc476088435"/></text:h>
            </text:list-item>
          </text:list>
        </text:list-item>
      </text:list>
      <text:p text:style-name="P32">If you have made use of any third party code or software libraries, i.e. any code that you have not designed and written yourself, then you must include this appendix. </text:p>
      <text:p text:style-name="P32"/>
      <text:p text:style-name="P32">As has been said in lectures, it is acceptable and likely that you will make use of third-party code and software libraries. If third party code or libraries are used, your work will build on that to produce notable new work. The key requirement is that we understand what is your original work and what work is based on that of other people.</text:p>
      <text:p text:style-name="P32"/>
      <text:p text:style-name="P32">Therefore, you need to clearly state what you have used and where the original material can be found. Also, if you have made any changes to the original versions, you must explain what you have changed. </text:p>
      <text:p text:style-name="P32"/>
      <text:p text:style-name="P32">As an example, you might include a definition such as: </text:p>
      <text:p text:style-name="P32"/>
      <text:p text:style-name="P32"><text:span text:style-name="T7">Apache POI library</text:span> – The project has been used to read and write Microsoft Excel files (XLS) as part of the interaction with the client’s existing system for processing data. Version 3.10-FINAL was used. The library is open source and it is available from the Apache Software Foundation <text:bookmark-ref text:reference-format="number-all-superior" text:ref-name="__RefNumPara__4145_1409587199">[5]</text:bookmark-ref>. The library is released using the Apache License <text:bookmark-ref text:reference-format="number-all-superior" text:ref-name="__RefNumPara__4147_1409587199">[6]</text:bookmark-ref>. This library was used without modification. </text:p>
      <text:p text:style-name="Standard"/>
      <text:p text:style-name="P15"><text:span text:style-name="T8">OpenCV </text:span>– The project used OpenCV to capture the images from the USB camera and some of the various data structures provided by OpenCV such as Points to make it easier to pass data around.</text:p>
      <text:p text:style-name="P15"/>
      <text:p text:style-name="P14"><text:soft-page-break/><text:span text:style-name="T9">Arduino Code</text:span><text:span text:style-name="T14"> – This is the code that was written by Pete Todd that ran on the Arduino. This interacted with the protocol that I developed to communicate with my running program.</text:span></text:p>
      <text:list xml:id="list172528769272142" text:continue-numbering="true" text:style-name="Outline">
        <text:list-item>
          <text:list>
            <text:list-item>
              <text:h text:style-name="P60" text:outline-level="2"><text:bookmark-start text:name="_Toc222978615"/><text:bookmark-start text:name="_Toc476088436"/>Ethics Submission<text:bookmark-end text:name="_Toc476088436"/></text:h>
            </text:list-item>
          </text:list>
        </text:list-item>
      </text:list>
      <text:p text:style-name="Standard"/>
      <text:p text:style-name="Standard">Application reference number: 6717</text:p>
      <text:p text:style-name="P14"/>
      <text:p text:style-name="P14"><draw:frame draw:style-name="fr1" draw:name="Object1" text:anchor-type="paragraph" svg:y="0.007cm" svg:width="16.515cm" svg:height="18.584cm" draw:z-index="0"><draw:object xlink:href="./Object 1" xlink:type="simple" xlink:show="embed" xlink:actuate="onLoad"/><draw:image xlink:href="./ObjectReplacements/Object 1" xlink:type="simple" xlink:show="embed" xlink:actuate="onLoad"/></draw:frame></text:p>
      <text:p text:style-name="P8"><draw:frame draw:style-name="fr1" draw:name="Object2" text:anchor-type="paragraph" svg:y="0.007cm" svg:width="16.515cm" svg:height="18.584cm" draw:z-index="1"><draw:object xlink:href="./Object 2" xlink:type="simple" xlink:show="embed" xlink:actuate="onLoad"/><draw:image xlink:href="./ObjectReplacements/Object 2" xlink:type="simple" xlink:show="embed" xlink:actuate="onLoad"/><svg:desc>OLE-object</svg:desc></draw:frame><text:soft-page-break/></text:p>
      <text:list xml:id="list172529760086262" text:continue-numbering="true" text:style-name="Outline">
        <text:list-item>
          <text:list>
            <text:list-header>
              <text:h text:style-name="P60" text:outline-level="2" text:is-list-header="true"/>
            </text:list-header>
          </text:list>
        </text:list-item>
      </text:list>
      <text:h text:style-name="P59" text:outline-level="2"/>
      <text:list xml:id="list172529748075788" text:continue-numbering="true" text:style-name="Outline">
        <text:list-item>
          <text:list>
            <text:list-item>
              <text:h text:style-name="P61" text:outline-level="2"><text:bookmark-start text:name="_Toc476088437"/>Code Samples<text:bookmark-end text:name="_Toc222978615"/><text:bookmark-end text:name="_Toc476088437"/></text:h>
            </text:list-item>
          </text:list>
        </text:list-item>
      </text:list>
      <text:p text:style-name="Standard"/>
      <text:p text:style-name="P32">This is an example appendix. <text:s/>Include as many appendices as you need. The appendices do not count towards the overall word count for the report. </text:p>
      <text:p text:style-name="P32"/>
      <text:p text:style-name="P32">For some projects, it might be relevant to include some code extracts in an appendix. You are not expected to put all of your code here - the correct place for all of your code is in the technical submission that is made in addition to the Final Report. However, if there are some notable aspects of the code that you discuss, including that in an appendix might be useful to make it easier for your readers to access.</text:p>
      <text:p text:style-name="P32"/>
      <text:p text:style-name="P32">As a general guide, if you are discussing short extracts of code then you are advised to include such code in the body of the report. If there is a longer extract that is relevant, then you might include it as shown in the following section.</text:p>
      <text:p text:style-name="P32"/>
      <text:p text:style-name="P32">Only include code in the appendix if that code is discussed and referred to in the body of the report.</text:p>
      <text:p text:style-name="P32"/>
      <text:p text:style-name="P32">Random Number Generator</text:p>
      <text:p text:style-name="P32">The Bayes Durham Shuffle ensures that the pseudo random numbers used in the simulation are further shuffled, ensuring minimal correlation between subsequent random outputs.</text:p>
      <text:p text:style-name="P32"/>
      <text:p text:style-name="P32">// Some example code here…</text:p>
      <text:p text:style-name="P31"/>
      <text:p text:style-name="P16"><text:bookmark-start text:name="_Toc192777719"/></text:p>
      <text:h text:style-name="P43" text:outline-level="1"><text:bookmark-start text:name="_Toc222978616"/><text:bookmark-start text:name="_Toc476088438"/>Annotated Bibliography<text:bookmark-end text:name="_Toc192777719"/><text:bookmark-end text:name="_Toc222978616"/><text:bookmark-end text:name="_Toc476088438"/></text:h>
      <text:p text:style-name="Standard">This final section should list all relevant resources that you have consulted in researching your project. Each reference should also include a brief annotation. </text:p>
      <text:p text:style-name="Standard"/>
      <text:list xml:id="list2775056076890333987" text:style-name="WWNum3">
        <text:list-item>
          <text:p text:style-name="P46"><text:bookmark-start text:name="_Ref180721199"/><text:span text:style-name="T3">Sylvia Duckworth. A picture of a kitten at Hellifield Peel. </text:span><text:a xlink:type="simple" xlink:href="http://www.geograph.org.uk/photo/640959" text:style-name="Internet_20_link">http://www.geograph.org.uk/photo/640959</text:a><text:span text:style-name="T3">,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46"><text:span text:style-name="T3">Mark Neal, Jan Feyereisl, Rosario Rascun</text:span>à,<text:span text:style-name="T3"> and Xiaolei Wang. Don’t touch me, I’m fine: Robot autonomy using an artificial innate immune system. In </text:span><text:span text:style-name="T4">Proceedings of the 5th International Conference on Artificial Immune Systems</text:span><text:span text:style-name="T3">, pages 349–361. Springer, 2006.</text:span><text:bookmark-end text:name="_Ref180721199"/> <text:s/><text:line-break/><text:line-break/>This paper…<text:line-break/></text:p>
        </text:list-item>
        <text:list-item>
          <text:p text:style-name="P46"><text:bookmark-start text:name="_Ref180721201"/><text:span text:style-name="T3">W.H. Press et al. </text:span><text:span text:style-name="T4">Numerical recipes in C</text:span><text:span text:style-name="T3">. Cambridge University Press Cambridge, 1992.</text:span><text:bookmark-end text:name="_Ref180721201"/><text:span text:style-name="T3"><text:line-break/><text:line-break/>This is my annotation. I can add in comments that are in </text:span><text:span text:style-name="T6">bold</text:span><text:span text:style-name="T3"> and </text:span><text:span text:style-name="T4">italics</text:span><text:span text:style-name="T5"> </text:span><text:span text:style-name="T3">and then further content. <text:line-break/></text:span></text:p>
        </text:list-item>
        <text:list-item>
          <text:p text:style-name="P46"><text:bookmark-start text:name="_Ref180722753"/><text:span text:style-name="T3">Various. Fail blog. </text:span><text:a xlink:type="simple" xlink:href="http://www.failblog.org/" text:style-name="Internet_20_link">http://www.failblog.org/</text:a><text:span text:style-name="T3">, August 2011. Accessed August 2011.</text:span><text:bookmark-end text:name="_Ref180722753"/><text:span text:style-name="T3"><text:line-break/><text:line-break/>This is my annotation. I should add in a description here. </text:span></text:p>
        </text:list-item>
      </text:list>
      <text:p text:style-name="P21"/>
      <text:list xml:id="list172528445973407" text:continue-numbering="true" text:style-name="WWNum3">
        <text:list-item>
          <text:p text:style-name="P46"><text:bookmark-start text:name="__RefNumPara__4145_1409587199"/><text:bookmark-start text:name="_Ref258235107"/><text:span text:style-name="T3">Apache Software Foundation (2014) “</text:span><text:span text:style-name="T4">Apache POI - the Java API for Microsoft Documents</text:span><text:span text:style-name="T3">” (Online) Available at: </text:span><text:a xlink:type="simple" xlink:href="http://poi.apache.org/" text:style-name="Internet_20_link">http://poi.apache.org</text:a><text:span text:style-name="T3"> Accessed: 14</text:span><text:span text:style-name="T13">th</text:span><text:span text:style-name="T3"> March 2014.</text:span><text:bookmark-end text:name="_Ref258235107"/><text:span text:style-name="T3"> </text:span><text:bookmark-end text:name="__RefNumPara__4145_1409587199"/></text:p>
        </text:list-item>
      </text:list>
      <text:p text:style-name="P3"/>
      <text:list xml:id="list172528660044441" text:continue-numbering="true" text:style-name="WWNum3">
        <text:list-item>
          <text:p text:style-name="P46"><text:bookmark-start text:name="__RefNumPara__4147_1409587199"/><text:bookmark-start text:name="_Ref258235124"/><text:span text:style-name="T3">Apache Software Foundation (2004) “Apache License, Version 2.0” (Online) Available at: </text:span><text:a xlink:type="simple" xlink:href="http://www.apache.org/licenses/LICENSE-2.0" text:style-name="Internet_20_link">http://www.apache.org/licenses/LICENSE-2.0</text:a><text:span text:style-name="T3"> Accessed: 14th March 2014.</text:span><text:bookmark-end text:name="_Ref258235124"/><text:span text:style-name="T3"> <text:line-break/></text:span><text:bookmark-end text:name="__RefNumPara__4147_140958719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font-family="Arial" style:font-family-generic="roman" style:font-pitch="variable" fo:font-size="11pt" style:font-size-asian="11pt" style:font-name-complex="Arial2"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style:contextual-spacing="false" fo:keep-together="always" fo:keep-with-next="always"/>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style:contextual-spacing="false" fo:keep-together="always" fo:keep-with-next="always"/>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0.891cm" fo:margin-right="0cm" fo:margin-top="0.353cm" fo:margin-bottom="0cm" style:contextual-spacing="false" fo:keep-together="always" fo:text-indent="-0.891cm" style:auto-text-indent="false" fo:keep-with-next="always"/>
      <style:text-properties style:font-name="Calibri" fo:font-family="Calibri" style:font-family-generic="roman" style:font-pitch="variable"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1" style:display-name="Contents 1" style:family="paragraph" style:parent-style-name="Standard" style:default-outline-level="" style:list-style-name=""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weight="bold" style:font-weight-asian="bold" style:font-size-complex="11pt"/>
    </style:style>
    <style:style style:name="Contents_20_2" style:display-name="Contents 2" style:family="paragraph" style:parent-style-name="Standard" style:default-outline-level="" style:list-style-name="" style:class="index">
      <style:paragraph-properties fo:margin-left="0.388cm" fo:margin-right="0cm" fo:text-indent="0cm" style:auto-text-indent="false">
        <style:tab-stops>
          <style:tab-stop style:position="16.501cm" style:type="right" style:leader-style="dotted" style:leader-text="."/>
        </style:tab-stops>
      </style:paragraph-properties>
      <style:text-properties fo:font-variant="small-caps" style:font-size-complex="11pt"/>
    </style:style>
    <style:style style:name="Contents_20_3" style:display-name="Contents 3" style:family="paragraph" style:parent-style-name="Standard" style:default-outline-level="" style:list-style-name="" style:class="index">
      <style:paragraph-properties fo:margin-left="0.776cm" fo:margin-right="0cm" fo:text-indent="0cm" style:auto-text-indent="false">
        <style:tab-stops>
          <style:tab-stop style:position="16.002cm" style:type="right" style:leader-style="dotted" style:leader-text="."/>
        </style:tab-stops>
      </style:paragraph-properties>
      <style:text-properties fo:font-style="italic" style:font-style-asian="italic" style:font-size-complex="11pt"/>
    </style:style>
    <style:style style:name="Contents_20_4" style:display-name="Contents 4" style:family="paragraph" style:parent-style-name="Standard" style:default-outline-level="" style:list-style-name="" style:class="index">
      <style:paragraph-properties fo:margin-left="1.164cm" fo:margin-right="0cm"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552cm" fo:margin-right="0cm"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1.94cm" fo:margin-right="0cm"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328cm" fo:margin-right="0cm"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716cm" fo:margin-right="0cm"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104cm" fo:margin-right="0cm"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list-style-name="">
      <style:text-properties fo:font-size="12pt" style:font-size-asian="12pt"/>
    </style:style>
    <style:style style:name="annotation_20_subject" style:display-name="annotation subject" style:family="paragraph" style:parent-style-name="annotation_20_text" style:default-outline-level="" style:list-style-nam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fo:font-size="9pt" style:font-size-asian="9pt" style:font-size-complex="9pt"/>
    </style:style>
    <style:style style:name="AppendixSection" style:family="paragraph" style:parent-style-name="Heading_20_2" style:default-outline-level="" style:list-style-name="Outline">
      <style:paragraph-properties fo:margin-left="0.751cm" fo:margin-right="0cm" fo:text-indent="-0.762cm" style:auto-text-indent="false">
        <style:tab-stops>
          <style:tab-stop style:position="0.635cm"/>
        </style:tab-stops>
      </style:paragraph-properties>
    </style:style>
    <style:style style:name="Normal_20__28_Web_29_" style:display-name="Normal (Web)" style:family="paragraph" style:parent-style-name="Standard" style:default-outline-level="" style:list-style-name="">
      <style:paragraph-properties fo:margin-top="0.176cm" fo:margin-bottom="0.21cm" style:contextual-spacing="false"/>
      <style:text-properties style:font-name="Times" fo:font-family="Times" style:font-family-generic="roman" style:font-pitch="variable" fo:font-size="10pt" style:font-size-asian="10pt" style:language-asian="en" style:country-asian="US" style:font-name-complex="Times New Roman" style:font-family-complex="'Times New Roman'" style:font-family-generic-complex="system" style:font-pitch-complex="variable"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1pt" style:font-size-asian="11pt"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91cm" fo:margin-left="0.89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text-indent="-0.762cm" fo:margin-left="0.751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31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91cm" fo:margin-left="0.8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use-window-font-color="true" style:font-name="Arial1" fo:font-size="10pt" fo:language="en" fo:country="US" fo:font-weight="normal" officeooo:rsid="0018f6f0" officeooo:paragraph-rsid="0018f6f0" style:font-size-asian="10pt" style:font-weight-asian="normal" style:font-name-complex="Arial2" style:font-size-complex="10pt" style:font-weight-complex="normal"/>
    </style:style>
    <style:style style:name="MP2" style:family="paragraph" style:parent-style-name="Header">
      <style:text-properties fo:font-size="10pt" officeooo:paragraph-rsid="0018f6f0" style:font-size-asian="10pt" style:font-size-complex="10pt"/>
    </style:style>
    <style:style style:name="MP3" style:family="paragraph" style:parent-style-name="Footer">
      <style:paragraph-properties fo:text-align="center" style:justify-single-word="false"/>
    </style:style>
    <style:style style:name="MT1" style:family="text">
      <style:text-properties style:use-window-font-color="true" style:font-name="Arial1" fo:language="en" fo:country="US" fo:font-weight="normal" officeooo:rsid="0018f6f0" style:font-weight-asian="normal" style:font-name-complex="Arial2" style:font-weight-complex="normal"/>
    </style:style>
    <style:style style:name="MT2" style:family="text">
      <style:text-properties officeooo:rsid="0018f6f0"/>
    </style:style>
    <style:style style:name="MT3" style:family="text">
      <style:text-properties fo:language="en" fo:country="US"/>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Using Image Analysis for Controlling the </text:p>
        <text:p text:style-name="MP2"><text:span text:style-name="MT1">Voltage Applied to a Racing Slot Car</text:span><text:tab/><text:tab/><text:span text:style-name="MT2">Niall Bunting</text:span> (<text:span text:style-name="MT2">nib28</text:span>)</text:p>
      </style:header>
      <style:footer>
        <text:p text:style-name="MP3">Page <text:page-number text:select-page="current">20</text:page-number> of <text:span text:style-name="MT3">14</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meta:editing-cycles>
    <meta:creation-date>2017-02-28T23:47:12</meta:creation-date>
    <meta:editing-duration>PT4H9M22S</meta:editing-duration>
    <meta:generator>LibreOffice/4.2.8.2$Linux_X86_64 LibreOffice_project/420m0$Build-2</meta:generator>
    <meta:initial-creator>Neil Taylor</meta:initial-creator>
    <dc:date>2017-04-11T17:25:26.380127033</dc:date>
    <meta:document-statistic meta:table-count="0" meta:image-count="0" meta:object-count="2" meta:page-count="20" meta:paragraph-count="184" meta:word-count="3686" meta:character-count="21848" meta:non-whitespace-character-count="183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56cm" fo:min-width="1.8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3cm" fo:min-width="4.80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37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3cm" fo:min-width="2.88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1.70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14.20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2.90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17.4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2.3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10.1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18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10.17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1.36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3.62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13.83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3cm" fo:min-width="3.4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3cm" fo:min-width="1.7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4.67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11.75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5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16.40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0.30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6.39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8.54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3cm" fo:min-width="9.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3cm" fo:min-width="1.34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3cm" fo:min-width="11.35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3cm" fo:min-width="17.623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3cm" fo:min-width="17.21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3cm" fo:min-width="15.30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3cm" fo:min-width="18.32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3cm" fo:min-width="17.56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3cm" fo:min-width="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3cm" fo:min-width="18.2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18.4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23cm" fo:min-width="18.74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23cm" fo:min-width="18.62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23cm" fo:min-width="2.63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23cm" fo:min-width="18.2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3cm" fo:min-width="18.55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3cm" fo:min-width="17.19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3cm" fo:min-width="18.63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3cm" fo:min-width="12.53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3cm" fo:min-width="18.03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3cm" fo:min-width="17.03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3cm" fo:min-width="12.26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3cm" fo:min-width="18.28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23cm" fo:min-width="18.15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23cm" fo:min-width="1.5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23cm" fo:min-width="15.99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23cm" fo:min-width="14.60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23cm" fo:min-width="18.19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23cm" fo:min-width="5.36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3cm" fo:min-width="18.25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3cm" fo:min-width="17.87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3cm" fo:min-width="2.08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3cm" fo:min-width="18.75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3cm" fo:min-width="14.135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pt" fo:font-weight="bold" style:font-size-asian="12pt" style:font-name-complex="Times1" style:font-size-complex="12pt" style:font-weight-complex="bold"/>
    </style:style>
    <style:style style:name="T2" style:family="text">
      <style:text-properties fo:color="#000000" style:font-name="Times1" fo:font-size="12pt" style:font-size-asian="12pt" style:font-name-complex="Time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848cm" svg:height="0.556cm" svg:x="1.327cm" svg:y="2.206cm">
          <draw:text-box>
            <text:p text:style-name="P1"><text:span text:style-name="T1">AU Status</text:span></text:p>
          </draw:text-box>
        </draw:frame>
        <draw:frame draw:style-name="gr2" draw:layer="layout" svg:width="4.917cm" svg:height="0.518cm" svg:x="1.327cm" svg:y="2.71cm">
          <draw:text-box>
            <text:p text:style-name="P1"><text:span text:style-name="T2">Undergraduate or PG Taught</text:span></text:p>
          </draw:text-box>
        </draw:frame>
        <draw:frame draw:style-name="gr3" draw:layer="layout" svg:width="5.539cm" svg:height="0.556cm" svg:x="1.327cm" svg:y="3.471cm">
          <draw:text-box>
            <text:p text:style-name="P1"><text:span text:style-name="T1">Your aber.ac.uk email address</text:span></text:p>
          </draw:text-box>
        </draw:frame>
        <draw:frame draw:style-name="gr4" draw:layer="layout" svg:width="3.088cm" svg:height="0.518cm" svg:x="1.327cm" svg:y="3.975cm">
          <draw:text-box>
            <text:p text:style-name="P1"><text:span text:style-name="T2">nib28@aber.ac.uk</text:span></text:p>
          </draw:text-box>
        </draw:frame>
        <draw:frame draw:style-name="gr5" draw:layer="layout" svg:width="1.894cm" svg:height="0.556cm" svg:x="1.327cm" svg:y="4.736cm">
          <draw:text-box>
            <text:p text:style-name="P1"><text:span text:style-name="T1">Full Name</text:span></text:p>
          </draw:text-box>
        </draw:frame>
        <draw:frame draw:style-name="gr6" draw:layer="layout" svg:width="2.322cm" svg:height="0.518cm" svg:x="1.327cm" svg:y="5.24cm">
          <draw:text-box>
            <text:p text:style-name="P1"><text:span text:style-name="T2">Niall Bunting</text:span></text:p>
          </draw:text-box>
        </draw:frame>
        <draw:frame draw:style-name="gr7" draw:layer="layout" svg:width="14.294cm" svg:height="0.556cm" svg:x="1.327cm" svg:y="6.001cm">
          <draw:text-box>
            <text:p text:style-name="P1"><text:span text:style-name="T1">Please enter the name of the person responsible for reviewing your assessment. </text:span></text:p>
          </draw:text-box>
        </draw:frame>
        <draw:frame draw:style-name="gr8" draw:layer="layout" svg:width="3.037cm" svg:height="0.518cm" svg:x="1.327cm" svg:y="6.504cm">
          <draw:text-box>
            <text:p text:style-name="P1"><text:span text:style-name="T2">Reyer Zwiggelaar</text:span></text:p>
          </draw:text-box>
        </draw:frame>
        <draw:frame draw:style-name="gr9" draw:layer="layout" svg:width="17.587cm" svg:height="0.556cm" svg:x="1.327cm" svg:y="7.265cm">
          <draw:text-box>
            <text:p text:style-name="P1"><text:span text:style-name="T1">Please enter the aber.ac.uk email address of the person responsible for reviewing your assessment</text:span></text:p>
          </draw:text-box>
        </draw:frame>
        <draw:frame draw:style-name="gr10" draw:layer="layout" svg:width="2.589cm" svg:height="0.518cm" svg:x="1.327cm" svg:y="7.769cm">
          <draw:text-box>
            <text:p text:style-name="P1"><text:span text:style-name="T2">rrz@aber.ac.uk</text:span></text:p>
          </draw:text-box>
        </draw:frame>
        <draw:frame draw:style-name="gr11" draw:layer="layout" svg:width="10.255cm" svg:height="0.556cm" svg:x="1.327cm" svg:y="8.53cm">
          <draw:text-box>
            <text:p text:style-name="P1"><text:span text:style-name="T1">Supervisor or Institute Director of Research Department</text:span></text:p>
          </draw:text-box>
        </draw:frame>
        <draw:frame draw:style-name="gr12" draw:layer="layout" svg:width="0.353cm" svg:height="0.518cm" svg:x="1.327cm" svg:y="9.034cm">
          <draw:text-box>
            <text:p text:style-name="P1"><text:span text:style-name="T2">cs</text:span></text:p>
          </draw:text-box>
        </draw:frame>
        <draw:frame draw:style-name="gr13" draw:layer="layout" svg:width="10.314cm" svg:height="0.556cm" svg:x="1.327cm" svg:y="9.795cm">
          <draw:text-box>
            <text:p text:style-name="P1"><text:span text:style-name="T1">Module code (Only enter if you have been asked to do so)</text:span></text:p>
          </draw:text-box>
        </draw:frame>
        <draw:frame draw:style-name="gr14" draw:layer="layout" svg:width="1.581cm" svg:height="0.518cm" svg:x="1.327cm" svg:y="10.299cm">
          <draw:text-box>
            <text:p text:style-name="P1"><text:span text:style-name="T2">CS39440</text:span></text:p>
          </draw:text-box>
        </draw:frame>
        <draw:frame draw:style-name="gr15" draw:layer="layout" svg:width="3.816cm" svg:height="0.556cm" svg:x="1.327cm" svg:y="11.06cm">
          <draw:text-box>
            <text:p text:style-name="P1"><text:span text:style-name="T1">Proposed Study Title</text:span></text:p>
          </draw:text-box>
        </draw:frame>
        <draw:frame draw:style-name="gr16" draw:layer="layout" svg:width="13.934cm" svg:height="0.518cm" svg:x="1.327cm" svg:y="11.564cm">
          <draw:text-box>
            <text:p text:style-name="P1"><text:span text:style-name="T2">MMP Using image analysis for controlling the voltage applied to a racing slot car.</text:span></text:p>
          </draw:text-box>
        </draw:frame>
        <draw:frame draw:style-name="gr17" draw:layer="layout" svg:width="3.664cm" svg:height="0.556cm" svg:x="1.327cm" svg:y="12.325cm">
          <draw:text-box>
            <text:p text:style-name="P1"><text:span text:style-name="T1">Proposed Start Date</text:span></text:p>
          </draw:text-box>
        </draw:frame>
        <draw:frame draw:style-name="gr18" draw:layer="layout" svg:width="1.932cm" svg:height="0.518cm" svg:x="1.327cm" svg:y="12.829cm">
          <draw:text-box>
            <text:p text:style-name="P1"><text:span text:style-name="T2">30/01/2017</text:span></text:p>
          </draw:text-box>
        </draw:frame>
        <draw:frame draw:style-name="gr19" draw:layer="layout" svg:width="4.866cm" svg:height="0.556cm" svg:x="1.327cm" svg:y="13.59cm">
          <draw:text-box>
            <text:p text:style-name="P1"><text:span text:style-name="T1">Proposed Completion Date</text:span></text:p>
          </draw:text-box>
        </draw:frame>
        <draw:frame draw:style-name="gr18" draw:layer="layout" svg:width="1.932cm" svg:height="0.518cm" svg:x="1.327cm" svg:y="14.094cm">
          <draw:text-box>
            <text:p text:style-name="P1"><text:span text:style-name="T2">08/05/2017</text:span></text:p>
          </draw:text-box>
        </draw:frame>
        <draw:frame draw:style-name="gr20" draw:layer="layout" svg:width="11.961cm" svg:height="0.556cm" svg:x="1.327cm" svg:y="14.855cm">
          <draw:text-box>
            <text:p text:style-name="P1"><text:span text:style-name="T1">Are you conducting a quantitative or qualitative research project?</text:span></text:p>
          </draw:text-box>
        </draw:frame>
        <draw:frame draw:style-name="gr21" draw:layer="layout" svg:width="2.694cm" svg:height="0.518cm" svg:x="1.327cm" svg:y="15.359cm">
          <draw:text-box>
            <text:p text:style-name="P1"><text:span text:style-name="T2">Mixed Methods</text:span></text:p>
          </draw:text-box>
        </draw:frame>
        <draw:frame draw:style-name="gr22" draw:layer="layout" svg:width="16.597cm" svg:height="0.556cm" svg:x="1.327cm" svg:y="16.12cm">
          <draw:text-box>
            <text:p text:style-name="P1"><text:span text:style-name="T1">Does your research require external ethical approval under the Health Research Authority?</text:span></text:p>
          </draw:text-box>
        </draw:frame>
        <draw:frame draw:style-name="gr23" draw:layer="layout" svg:width="0.518cm" svg:height="0.518cm" svg:x="1.327cm" svg:y="16.624cm">
          <draw:text-box>
            <text:p text:style-name="P1"><text:span text:style-name="T2">No</text:span></text:p>
          </draw:text-box>
        </draw:frame>
        <draw:frame draw:style-name="gr24" draw:layer="layout" svg:width="6.606cm" svg:height="0.556cm" svg:x="1.327cm" svg:y="17.385cm">
          <draw:text-box>
            <text:p text:style-name="P1"><text:span text:style-name="T1">Does your research involve animals?</text:span></text:p>
          </draw:text-box>
        </draw:frame>
        <draw:frame draw:style-name="gr25" draw:layer="layout" svg:width="0.658cm" svg:height="0.518cm" svg:x="1.327cm" svg:y="17.889cm">
          <draw:text-box>
            <text:p text:style-name="P1"><text:span text:style-name="T2">Yes</text:span></text:p>
          </draw:text-box>
        </draw:frame>
        <draw:frame draw:style-name="gr26" draw:layer="layout" svg:width="8.761cm" svg:height="0.556cm" svg:x="1.327cm" svg:y="18.65cm">
          <draw:text-box>
            <text:p text:style-name="P1"><text:span text:style-name="T1">Does your research involve human participants?</text:span></text:p>
          </draw:text-box>
        </draw:frame>
        <draw:frame draw:style-name="gr25" draw:layer="layout" svg:width="0.658cm" svg:height="0.518cm" svg:x="1.327cm" svg:y="19.154cm">
          <draw:text-box>
            <text:p text:style-name="P1"><text:span text:style-name="T2">Yes</text:span></text:p>
          </draw:text-box>
        </draw:frame>
        <draw:frame draw:style-name="gr27" draw:layer="layout" svg:width="9.734cm" svg:height="0.556cm" svg:x="1.327cm" svg:y="19.915cm">
          <draw:text-box>
            <text:p text:style-name="P1"><text:span text:style-name="T1">Are you completing this form for your own research? </text:span></text:p>
          </draw:text-box>
        </draw:frame>
        <draw:frame draw:style-name="gr25" draw:layer="layout" svg:width="0.658cm" svg:height="0.518cm" svg:x="1.327cm" svg:y="20.419cm">
          <draw:text-box>
            <text:p text:style-name="P1"><text:span text:style-name="T2">Yes</text:span></text:p>
          </draw:text-box>
        </draw:frame>
        <draw:frame draw:style-name="gr26" draw:layer="layout" svg:width="8.761cm" svg:height="0.556cm" svg:x="1.327cm" svg:y="21.18cm">
          <draw:text-box>
            <text:p text:style-name="P1"><text:span text:style-name="T1">Does your research involve human participants?</text:span></text:p>
          </draw:text-box>
        </draw:frame>
        <draw:frame draw:style-name="gr25" draw:layer="layout" svg:width="0.658cm" svg:height="0.518cm" svg:x="1.327cm" svg:y="21.684cm">
          <draw:text-box>
            <text:p text:style-name="P1"><text:span text:style-name="T2">Yes</text:span></text:p>
          </draw:text-box>
        </draw:frame>
        <draw:frame draw:style-name="gr28" draw:layer="layout" svg:width="1.53cm" svg:height="0.556cm" svg:x="1.327cm" svg:y="22.444cm">
          <draw:text-box>
            <text:p text:style-name="P1"><text:span text:style-name="T1">Institute</text:span></text:p>
          </draw:text-box>
        </draw:frame>
        <draw:frame draw:style-name="gr28" draw:layer="layout" svg:width="1.581cm" svg:height="0.518cm" svg:x="1.327cm" svg:y="22.948cm">
          <draw:text-box>
            <text:p text:style-name="P1"><text:span text:style-name="T2">IMPACS</text:span></text:p>
          </draw:text-box>
        </draw:frame>
        <draw:frame draw:style-name="gr29" draw:layer="layout" svg:width="11.483cm" svg:height="0.556cm" svg:x="1.327cm" svg:y="23.709cm">
          <draw:text-box>
            <text:p text:style-name="P1"><text:span text:style-name="T1">Please provide a brief summary of your project (150 word max)</text:span></text:p>
          </draw:text-box>
        </draw:frame>
        <draw:frame draw:style-name="gr30" draw:layer="layout" svg:width="17.702cm" svg:height="0.518cm" svg:x="1.327cm" svg:y="24.213cm">
          <draw:text-box>
            <text:p text:style-name="P1"><text:span text:style-name="T2">My project does image analysis on a stream captured by a USB camera to control one of the slot cars. A </text:span></text:p>
          </draw:text-box>
        </draw:frame>
        <draw:frame draw:style-name="gr31" draw:layer="layout" svg:width="17.295cm" svg:height="0.518cm" svg:x="1.327cm" svg:y="24.716cm">
          <draw:text-box>
            <text:p text:style-name="P1"><text:span text:style-name="T2">human is required to race against the 'computer' in a competitive competitive nature, with one slot car </text:span></text:p>
          </draw:text-box>
        </draw:frame>
        <draw:frame draw:style-name="gr32" draw:layer="layout" svg:width="15.394cm" svg:height="0.518cm" svg:x="1.327cm" svg:y="25.219cm">
          <draw:text-box>
            <text:p text:style-name="P1"><text:span text:style-name="T2">controlled by the computer and the other a human. This will allow the slot cars to be raced.</text:span></text:p>
          </draw:text-box>
        </draw:frame>
        <draw:frame draw:style-name="gr33" draw:layer="layout" svg:width="18.442cm" svg:height="0.556cm" svg:x="1.327cm" svg:y="25.976cm">
          <draw:text-box>
            <text:p text:style-name="P1"><text:span text:style-name="T1">I can confirm that the study does not involve vulnerable participants including participants under the </text:span></text:p>
          </draw:text-box>
        </draw:frame>
        <draw:frame draw:style-name="gr34" draw:layer="layout" svg:width="17.659cm" svg:height="0.556cm" svg:x="1.327cm" svg:y="26.479cm">
          <draw:text-box>
            <text:p text:style-name="P1"><text:span text:style-name="T1">age of 18, those with learning/communication or associated difficulties or those that are otherwise </text:span></text:p>
          </draw:text-box>
        </draw:frame>
      </draw:page>
      <draw:page draw:name="page2" draw:style-name="dp1" draw:master-page-name="master-page16">
        <draw:frame draw:style-name="gr35" draw:layer="layout" svg:width="6.636cm" svg:height="0.556cm" svg:x="1.327cm" svg:y="1.317cm">
          <draw:text-box>
            <text:p text:style-name="P1"><text:span text:style-name="T1">unable to provide informed consent?</text:span></text:p>
          </draw:text-box>
        </draw:frame>
        <draw:frame draw:style-name="gr25" draw:layer="layout" svg:width="0.658cm" svg:height="0.518cm" svg:x="1.327cm" svg:y="1.821cm">
          <draw:text-box>
            <text:p text:style-name="P1"><text:span text:style-name="T2">Yes</text:span></text:p>
          </draw:text-box>
        </draw:frame>
        <draw:frame draw:style-name="gr36" draw:layer="layout" svg:width="18.366cm" svg:height="0.556cm" svg:x="1.327cm" svg:y="2.578cm">
          <draw:text-box>
            <text:p text:style-name="P1"><text:span text:style-name="T1">I can confirm that the participants will not be asked to take part in the study without their consent or </text:span></text:p>
          </draw:text-box>
        </draw:frame>
        <draw:frame draw:style-name="gr37" draw:layer="layout" svg:width="18.569cm" svg:height="0.556cm" svg:x="1.327cm" svg:y="3.081cm">
          <draw:text-box>
            <text:p text:style-name="P1"><text:span text:style-name="T1">knowledge at the time and participants will be fully informed of the purpose of the research (including </text:span></text:p>
          </draw:text-box>
        </draw:frame>
        <draw:frame draw:style-name="gr38" draw:layer="layout" svg:width="18.866cm" svg:height="0.556cm" svg:x="1.327cm" svg:y="3.583cm">
          <draw:text-box>
            <text:p text:style-name="P1"><text:span text:style-name="T1">what data will be gathered and how it shall be used during and after the study). Participants will also be </text:span></text:p>
          </draw:text-box>
        </draw:frame>
        <draw:frame draw:style-name="gr39" draw:layer="layout" svg:width="18.726cm" svg:height="0.556cm" svg:x="1.327cm" svg:y="4.086cm">
          <draw:text-box>
            <text:p text:style-name="P1"><text:span text:style-name="T1">given time to consider whether they wish to take part in the study and be given the right to withdraw at </text:span></text:p>
          </draw:text-box>
        </draw:frame>
        <draw:frame draw:style-name="gr40" draw:layer="layout" svg:width="2.741cm" svg:height="0.556cm" svg:x="1.327cm" svg:y="4.593cm">
          <draw:text-box>
            <text:p text:style-name="P1"><text:span text:style-name="T1">any given time.</text:span></text:p>
          </draw:text-box>
        </draw:frame>
        <draw:frame draw:style-name="gr25" draw:layer="layout" svg:width="0.658cm" svg:height="0.518cm" svg:x="1.327cm" svg:y="5.097cm">
          <draw:text-box>
            <text:p text:style-name="P1"><text:span text:style-name="T2">Yes</text:span></text:p>
          </draw:text-box>
        </draw:frame>
        <draw:frame draw:style-name="gr41" draw:layer="layout" svg:width="18.324cm" svg:height="0.556cm" svg:x="1.327cm" svg:y="5.854cm">
          <draw:text-box>
            <text:p text:style-name="P1"><text:span text:style-name="T1">I can confirm that there is no risk that the nature of the research topic might lead to disclosures from </text:span></text:p>
          </draw:text-box>
        </draw:frame>
        <draw:frame draw:style-name="gr42" draw:layer="layout" svg:width="18.646cm" svg:height="0.556cm" svg:x="1.327cm" svg:y="6.357cm">
          <draw:text-box>
            <text:p text:style-name="P1"><text:span text:style-name="T1">the participant concerning their own involvement in illegal activities or other activities that represent a </text:span></text:p>
          </draw:text-box>
        </draw:frame>
        <draw:frame draw:style-name="gr43" draw:layer="layout" svg:width="17.295cm" svg:height="0.556cm" svg:x="1.327cm" svg:y="6.86cm">
          <draw:text-box>
            <text:p text:style-name="P1"><text:span text:style-name="T1">risk to themselves or others (e.g. sexual activity, drug use or professional misconduct). Should a </text:span></text:p>
          </draw:text-box>
        </draw:frame>
        <draw:frame draw:style-name="gr44" draw:layer="layout" svg:width="18.756cm" svg:height="0.556cm" svg:x="1.327cm" svg:y="7.363cm">
          <draw:text-box>
            <text:p text:style-name="P1"><text:span text:style-name="T1">disclosure be made, you should be aware of your responsibilities and boundaries as a researcher and be </text:span></text:p>
          </draw:text-box>
        </draw:frame>
        <draw:frame draw:style-name="gr45" draw:layer="layout" svg:width="12.63cm" svg:height="0.556cm" svg:x="1.327cm" svg:y="7.87cm">
          <draw:text-box>
            <text:p text:style-name="P1"><text:span text:style-name="T1">aware of whom to contact should the need arise (i.e. your supervisor). </text:span></text:p>
          </draw:text-box>
        </draw:frame>
        <draw:frame draw:style-name="gr25" draw:layer="layout" svg:width="0.658cm" svg:height="0.518cm" svg:x="1.327cm" svg:y="8.374cm">
          <draw:text-box>
            <text:p text:style-name="P1"><text:span text:style-name="T2">Yes</text:span></text:p>
          </draw:text-box>
        </draw:frame>
        <draw:frame draw:style-name="gr46" draw:layer="layout" svg:width="18.146cm" svg:height="0.556cm" svg:x="1.327cm" svg:y="9.131cm">
          <draw:text-box>
            <text:p text:style-name="P1"><text:span text:style-name="T1">I can confirm that the study will not induce stress, anxiety, lead to humiliation or cause harm or any </text:span></text:p>
          </draw:text-box>
        </draw:frame>
        <draw:frame draw:style-name="gr47" draw:layer="layout" svg:width="17.143cm" svg:height="0.556cm" svg:x="1.327cm" svg:y="9.638cm">
          <draw:text-box>
            <text:p text:style-name="P1"><text:span text:style-name="T1">other negative consequences beyond the risks encountered in the participant’s day-to-day lives.</text:span></text:p>
          </draw:text-box>
        </draw:frame>
        <draw:frame draw:style-name="gr23" draw:layer="layout" svg:width="0.518cm" svg:height="0.518cm" svg:x="1.327cm" svg:y="10.142cm">
          <draw:text-box>
            <text:p text:style-name="P1"><text:span text:style-name="T2">No</text:span></text:p>
          </draw:text-box>
        </draw:frame>
        <draw:frame draw:style-name="gr48" draw:layer="layout" svg:width="12.393cm" svg:height="0.556cm" svg:x="1.327cm" svg:y="10.903cm">
          <draw:text-box>
            <text:p text:style-name="P1"><text:span text:style-name="T1">Please include any further relevant information for this section here:</text:span></text:p>
          </draw:text-box>
        </draw:frame>
        <draw:frame draw:style-name="gr49" draw:layer="layout" svg:width="18.404cm" svg:height="0.518cm" svg:x="1.327cm" svg:y="11.407cm">
          <draw:text-box>
            <text:p text:style-name="P1"><text:span text:style-name="T2">If a participant is racing the computer, they may feel humiliation at losing to the computer controlled slot car</text:span></text:p>
          </draw:text-box>
        </draw:frame>
        <draw:frame draw:style-name="gr50" draw:layer="layout" svg:width="18.277cm" svg:height="0.556cm" svg:x="1.327cm" svg:y="12.164cm">
          <draw:text-box>
            <text:p text:style-name="P1"><text:span text:style-name="T1">Where appropriate, do you have consent for the publication, reproduction or use of any unpublished </text:span></text:p>
          </draw:text-box>
        </draw:frame>
        <draw:frame draw:style-name="gr51" draw:layer="layout" svg:width="1.738cm" svg:height="0.556cm" svg:x="1.327cm" svg:y="12.671cm">
          <draw:text-box>
            <text:p text:style-name="P1"><text:span text:style-name="T1">material?</text:span></text:p>
          </draw:text-box>
        </draw:frame>
        <draw:frame draw:style-name="gr25" draw:layer="layout" svg:width="0.658cm" svg:height="0.518cm" svg:x="1.327cm" svg:y="13.175cm">
          <draw:text-box>
            <text:p text:style-name="P1"><text:span text:style-name="T2">Yes</text:span></text:p>
          </draw:text-box>
        </draw:frame>
        <draw:frame draw:style-name="gr52" draw:layer="layout" svg:width="16.199cm" svg:height="0.556cm" svg:x="1.327cm" svg:y="13.935cm">
          <draw:text-box>
            <text:p text:style-name="P1"><text:span text:style-name="T1">Will appropriate measures be put in place for the secure and confidential storage of data?</text:span></text:p>
          </draw:text-box>
        </draw:frame>
        <draw:frame draw:style-name="gr25" draw:layer="layout" svg:width="0.658cm" svg:height="0.518cm" svg:x="1.327cm" svg:y="14.439cm">
          <draw:text-box>
            <text:p text:style-name="P1"><text:span text:style-name="T2">Yes</text:span></text:p>
          </draw:text-box>
        </draw:frame>
        <draw:frame draw:style-name="gr53" draw:layer="layout" svg:width="14.798cm" svg:height="0.556cm" svg:x="1.327cm" svg:y="15.2cm">
          <draw:text-box>
            <text:p text:style-name="P1"><text:span text:style-name="T1">Does the research pose more than minimal and predictable risk to the researcher?</text:span></text:p>
          </draw:text-box>
        </draw:frame>
        <draw:frame draw:style-name="gr23" draw:layer="layout" svg:width="0.518cm" svg:height="0.518cm" svg:x="1.327cm" svg:y="15.704cm">
          <draw:text-box>
            <text:p text:style-name="P1"><text:span text:style-name="T2">No</text:span></text:p>
          </draw:text-box>
        </draw:frame>
        <draw:frame draw:style-name="gr54" draw:layer="layout" svg:width="18.303cm" svg:height="0.556cm" svg:x="1.327cm" svg:y="16.461cm">
          <draw:text-box>
            <text:p text:style-name="P1"><text:span text:style-name="T1">Will you be travelling, as a foreign national, in to any areas that the UK Foreign and Commonwealth </text:span></text:p>
          </draw:text-box>
        </draw:frame>
        <draw:frame draw:style-name="gr55" draw:layer="layout" svg:width="5.569cm" svg:height="0.556cm" svg:x="1.327cm" svg:y="16.968cm">
          <draw:text-box>
            <text:p text:style-name="P1"><text:span text:style-name="T1">Office advise against travel to?</text:span></text:p>
          </draw:text-box>
        </draw:frame>
        <draw:frame draw:style-name="gr23" draw:layer="layout" svg:width="0.518cm" svg:height="0.518cm" svg:x="1.327cm" svg:y="17.472cm">
          <draw:text-box>
            <text:p text:style-name="P1"><text:span text:style-name="T2">No</text:span></text:p>
          </draw:text-box>
        </draw:frame>
        <draw:frame draw:style-name="gr48" draw:layer="layout" svg:width="12.393cm" svg:height="0.556cm" svg:x="1.327cm" svg:y="18.233cm">
          <draw:text-box>
            <text:p text:style-name="P1"><text:span text:style-name="T1">Please include any further relevant information for this section here:</text:span></text:p>
          </draw:text-box>
        </draw:frame>
        <draw:frame draw:style-name="gr56" draw:layer="layout" svg:width="18.358cm" svg:height="0.556cm" svg:x="1.327cm" svg:y="18.991cm">
          <draw:text-box>
            <text:p text:style-name="P1"><text:span text:style-name="T1">If you are to be working alone with vulnerable people or children, you may need a DBS (CRB) check. </text:span></text:p>
          </draw:text-box>
        </draw:frame>
        <draw:frame draw:style-name="gr57" draw:layer="layout" svg:width="17.989cm" svg:height="0.556cm" svg:x="1.327cm" svg:y="19.494cm">
          <draw:text-box>
            <text:p text:style-name="P1"><text:span text:style-name="T1">Tick to confirm that you will ensure you comply with this requirement should you identify that you </text:span></text:p>
          </draw:text-box>
        </draw:frame>
        <draw:frame draw:style-name="gr58" draw:layer="layout" svg:width="2.186cm" svg:height="0.556cm" svg:x="1.327cm" svg:y="20.001cm">
          <draw:text-box>
            <text:p text:style-name="P1"><text:span text:style-name="T1">require one.</text:span></text:p>
          </draw:text-box>
        </draw:frame>
        <draw:frame draw:style-name="gr25" draw:layer="layout" svg:width="0.658cm" svg:height="0.518cm" svg:x="1.327cm" svg:y="20.505cm">
          <draw:text-box>
            <text:p text:style-name="P1"><text:span text:style-name="T2">Yes</text:span></text:p>
          </draw:text-box>
        </draw:frame>
        <draw:frame draw:style-name="gr59" draw:layer="layout" svg:width="18.845cm" svg:height="0.556cm" svg:x="1.327cm" svg:y="21.262cm">
          <draw:text-box>
            <text:p text:style-name="P1"><text:span text:style-name="T1">Declaration: Please tick to confirm that you have completed this form to the best of your knowledge and </text:span></text:p>
          </draw:text-box>
        </draw:frame>
        <draw:frame draw:style-name="gr60" draw:layer="layout" svg:width="14.251cm" svg:height="0.556cm" svg:x="1.327cm" svg:y="21.769cm">
          <draw:text-box>
            <text:p text:style-name="P1"><text:span text:style-name="T1">that you will inform your department should the proposal significantly change.</text:span></text:p>
          </draw:text-box>
        </draw:frame>
        <draw:frame draw:style-name="gr25" draw:layer="layout" svg:width="0.658cm" svg:height="0.518cm" svg:x="1.327cm" svg:y="22.273cm">
          <draw:text-box>
            <text:p text:style-name="P1"><text:span text:style-name="T2">Yes</text:span></text:p>
          </draw:text-box>
        </draw:frame>
        <draw:frame draw:style-name="gr48" draw:layer="layout" svg:width="12.393cm" svg:height="0.556cm" svg:x="1.327cm" svg:y="23.034cm">
          <draw:text-box>
            <text:p text:style-name="P1"><text:span text:style-name="T1">Please include any further relevant information for this section her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2cm" fo:margin-bottom="1cm" fo:margin-left="1.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6" style:page-layout-name="PM0" draw:style-name="Mdp1"/>
    <style:master-page style:name="master-page3"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56cm" fo:min-width="1.8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3cm" fo:min-width="4.80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37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3cm" fo:min-width="2.88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1.70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14.20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2.90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17.4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2.3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10.1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18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10.17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1.36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3.62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13.83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3cm" fo:min-width="3.4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3cm" fo:min-width="1.7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4.67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11.75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5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16.40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0.30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6.39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8.54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3cm" fo:min-width="9.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3cm" fo:min-width="1.34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3cm" fo:min-width="11.35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3cm" fo:min-width="17.623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3cm" fo:min-width="17.21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3cm" fo:min-width="15.30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3cm" fo:min-width="18.32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3cm" fo:min-width="17.56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3cm" fo:min-width="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3cm" fo:min-width="18.2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18.4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23cm" fo:min-width="18.74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23cm" fo:min-width="18.62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23cm" fo:min-width="2.63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23cm" fo:min-width="18.2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3cm" fo:min-width="18.55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3cm" fo:min-width="17.19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3cm" fo:min-width="18.63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3cm" fo:min-width="12.53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3cm" fo:min-width="18.03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3cm" fo:min-width="17.03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3cm" fo:min-width="12.26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3cm" fo:min-width="18.28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23cm" fo:min-width="18.15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23cm" fo:min-width="1.5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23cm" fo:min-width="15.99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23cm" fo:min-width="14.60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23cm" fo:min-width="18.19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23cm" fo:min-width="5.36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3cm" fo:min-width="18.25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3cm" fo:min-width="17.87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3cm" fo:min-width="2.08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3cm" fo:min-width="18.75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3cm" fo:min-width="14.135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pt" fo:font-weight="bold" style:font-size-asian="12pt" style:font-name-complex="Times1" style:font-size-complex="12pt" style:font-weight-complex="bold"/>
    </style:style>
    <style:style style:name="T2" style:family="text">
      <style:text-properties fo:color="#000000" style:font-name="Times1" fo:font-size="12pt" style:font-size-asian="12pt" style:font-name-complex="Time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848cm" svg:height="0.556cm" svg:x="1.327cm" svg:y="2.206cm">
          <draw:text-box>
            <text:p text:style-name="P1"><text:span text:style-name="T1">AU Status</text:span></text:p>
          </draw:text-box>
        </draw:frame>
        <draw:frame draw:style-name="gr2" draw:layer="layout" svg:width="4.917cm" svg:height="0.518cm" svg:x="1.327cm" svg:y="2.71cm">
          <draw:text-box>
            <text:p text:style-name="P1"><text:span text:style-name="T2">Undergraduate or PG Taught</text:span></text:p>
          </draw:text-box>
        </draw:frame>
        <draw:frame draw:style-name="gr3" draw:layer="layout" svg:width="5.539cm" svg:height="0.556cm" svg:x="1.327cm" svg:y="3.471cm">
          <draw:text-box>
            <text:p text:style-name="P1"><text:span text:style-name="T1">Your aber.ac.uk email address</text:span></text:p>
          </draw:text-box>
        </draw:frame>
        <draw:frame draw:style-name="gr4" draw:layer="layout" svg:width="3.088cm" svg:height="0.518cm" svg:x="1.327cm" svg:y="3.975cm">
          <draw:text-box>
            <text:p text:style-name="P1"><text:span text:style-name="T2">nib28@aber.ac.uk</text:span></text:p>
          </draw:text-box>
        </draw:frame>
        <draw:frame draw:style-name="gr5" draw:layer="layout" svg:width="1.894cm" svg:height="0.556cm" svg:x="1.327cm" svg:y="4.736cm">
          <draw:text-box>
            <text:p text:style-name="P1"><text:span text:style-name="T1">Full Name</text:span></text:p>
          </draw:text-box>
        </draw:frame>
        <draw:frame draw:style-name="gr6" draw:layer="layout" svg:width="2.322cm" svg:height="0.518cm" svg:x="1.327cm" svg:y="5.24cm">
          <draw:text-box>
            <text:p text:style-name="P1"><text:span text:style-name="T2">Niall Bunting</text:span></text:p>
          </draw:text-box>
        </draw:frame>
        <draw:frame draw:style-name="gr7" draw:layer="layout" svg:width="14.294cm" svg:height="0.556cm" svg:x="1.327cm" svg:y="6.001cm">
          <draw:text-box>
            <text:p text:style-name="P1"><text:span text:style-name="T1">Please enter the name of the person responsible for reviewing your assessment. </text:span></text:p>
          </draw:text-box>
        </draw:frame>
        <draw:frame draw:style-name="gr8" draw:layer="layout" svg:width="3.037cm" svg:height="0.518cm" svg:x="1.327cm" svg:y="6.504cm">
          <draw:text-box>
            <text:p text:style-name="P1"><text:span text:style-name="T2">Reyer Zwiggelaar</text:span></text:p>
          </draw:text-box>
        </draw:frame>
        <draw:frame draw:style-name="gr9" draw:layer="layout" svg:width="17.587cm" svg:height="0.556cm" svg:x="1.327cm" svg:y="7.265cm">
          <draw:text-box>
            <text:p text:style-name="P1"><text:span text:style-name="T1">Please enter the aber.ac.uk email address of the person responsible for reviewing your assessment</text:span></text:p>
          </draw:text-box>
        </draw:frame>
        <draw:frame draw:style-name="gr10" draw:layer="layout" svg:width="2.589cm" svg:height="0.518cm" svg:x="1.327cm" svg:y="7.769cm">
          <draw:text-box>
            <text:p text:style-name="P1"><text:span text:style-name="T2">rrz@aber.ac.uk</text:span></text:p>
          </draw:text-box>
        </draw:frame>
        <draw:frame draw:style-name="gr11" draw:layer="layout" svg:width="10.255cm" svg:height="0.556cm" svg:x="1.327cm" svg:y="8.53cm">
          <draw:text-box>
            <text:p text:style-name="P1"><text:span text:style-name="T1">Supervisor or Institute Director of Research Department</text:span></text:p>
          </draw:text-box>
        </draw:frame>
        <draw:frame draw:style-name="gr12" draw:layer="layout" svg:width="0.353cm" svg:height="0.518cm" svg:x="1.327cm" svg:y="9.034cm">
          <draw:text-box>
            <text:p text:style-name="P1"><text:span text:style-name="T2">cs</text:span></text:p>
          </draw:text-box>
        </draw:frame>
        <draw:frame draw:style-name="gr13" draw:layer="layout" svg:width="10.314cm" svg:height="0.556cm" svg:x="1.327cm" svg:y="9.795cm">
          <draw:text-box>
            <text:p text:style-name="P1"><text:span text:style-name="T1">Module code (Only enter if you have been asked to do so)</text:span></text:p>
          </draw:text-box>
        </draw:frame>
        <draw:frame draw:style-name="gr14" draw:layer="layout" svg:width="1.581cm" svg:height="0.518cm" svg:x="1.327cm" svg:y="10.299cm">
          <draw:text-box>
            <text:p text:style-name="P1"><text:span text:style-name="T2">CS39440</text:span></text:p>
          </draw:text-box>
        </draw:frame>
        <draw:frame draw:style-name="gr15" draw:layer="layout" svg:width="3.816cm" svg:height="0.556cm" svg:x="1.327cm" svg:y="11.06cm">
          <draw:text-box>
            <text:p text:style-name="P1"><text:span text:style-name="T1">Proposed Study Title</text:span></text:p>
          </draw:text-box>
        </draw:frame>
        <draw:frame draw:style-name="gr16" draw:layer="layout" svg:width="13.934cm" svg:height="0.518cm" svg:x="1.327cm" svg:y="11.564cm">
          <draw:text-box>
            <text:p text:style-name="P1"><text:span text:style-name="T2">MMP Using image analysis for controlling the voltage applied to a racing slot car.</text:span></text:p>
          </draw:text-box>
        </draw:frame>
        <draw:frame draw:style-name="gr17" draw:layer="layout" svg:width="3.664cm" svg:height="0.556cm" svg:x="1.327cm" svg:y="12.325cm">
          <draw:text-box>
            <text:p text:style-name="P1"><text:span text:style-name="T1">Proposed Start Date</text:span></text:p>
          </draw:text-box>
        </draw:frame>
        <draw:frame draw:style-name="gr18" draw:layer="layout" svg:width="1.932cm" svg:height="0.518cm" svg:x="1.327cm" svg:y="12.829cm">
          <draw:text-box>
            <text:p text:style-name="P1"><text:span text:style-name="T2">30/01/2017</text:span></text:p>
          </draw:text-box>
        </draw:frame>
        <draw:frame draw:style-name="gr19" draw:layer="layout" svg:width="4.866cm" svg:height="0.556cm" svg:x="1.327cm" svg:y="13.59cm">
          <draw:text-box>
            <text:p text:style-name="P1"><text:span text:style-name="T1">Proposed Completion Date</text:span></text:p>
          </draw:text-box>
        </draw:frame>
        <draw:frame draw:style-name="gr18" draw:layer="layout" svg:width="1.932cm" svg:height="0.518cm" svg:x="1.327cm" svg:y="14.094cm">
          <draw:text-box>
            <text:p text:style-name="P1"><text:span text:style-name="T2">08/05/2017</text:span></text:p>
          </draw:text-box>
        </draw:frame>
        <draw:frame draw:style-name="gr20" draw:layer="layout" svg:width="11.961cm" svg:height="0.556cm" svg:x="1.327cm" svg:y="14.855cm">
          <draw:text-box>
            <text:p text:style-name="P1"><text:span text:style-name="T1">Are you conducting a quantitative or qualitative research project?</text:span></text:p>
          </draw:text-box>
        </draw:frame>
        <draw:frame draw:style-name="gr21" draw:layer="layout" svg:width="2.694cm" svg:height="0.518cm" svg:x="1.327cm" svg:y="15.359cm">
          <draw:text-box>
            <text:p text:style-name="P1"><text:span text:style-name="T2">Mixed Methods</text:span></text:p>
          </draw:text-box>
        </draw:frame>
        <draw:frame draw:style-name="gr22" draw:layer="layout" svg:width="16.597cm" svg:height="0.556cm" svg:x="1.327cm" svg:y="16.12cm">
          <draw:text-box>
            <text:p text:style-name="P1"><text:span text:style-name="T1">Does your research require external ethical approval under the Health Research Authority?</text:span></text:p>
          </draw:text-box>
        </draw:frame>
        <draw:frame draw:style-name="gr23" draw:layer="layout" svg:width="0.518cm" svg:height="0.518cm" svg:x="1.327cm" svg:y="16.624cm">
          <draw:text-box>
            <text:p text:style-name="P1"><text:span text:style-name="T2">No</text:span></text:p>
          </draw:text-box>
        </draw:frame>
        <draw:frame draw:style-name="gr24" draw:layer="layout" svg:width="6.606cm" svg:height="0.556cm" svg:x="1.327cm" svg:y="17.385cm">
          <draw:text-box>
            <text:p text:style-name="P1"><text:span text:style-name="T1">Does your research involve animals?</text:span></text:p>
          </draw:text-box>
        </draw:frame>
        <draw:frame draw:style-name="gr25" draw:layer="layout" svg:width="0.658cm" svg:height="0.518cm" svg:x="1.327cm" svg:y="17.889cm">
          <draw:text-box>
            <text:p text:style-name="P1"><text:span text:style-name="T2">Yes</text:span></text:p>
          </draw:text-box>
        </draw:frame>
        <draw:frame draw:style-name="gr26" draw:layer="layout" svg:width="8.761cm" svg:height="0.556cm" svg:x="1.327cm" svg:y="18.65cm">
          <draw:text-box>
            <text:p text:style-name="P1"><text:span text:style-name="T1">Does your research involve human participants?</text:span></text:p>
          </draw:text-box>
        </draw:frame>
        <draw:frame draw:style-name="gr25" draw:layer="layout" svg:width="0.658cm" svg:height="0.518cm" svg:x="1.327cm" svg:y="19.154cm">
          <draw:text-box>
            <text:p text:style-name="P1"><text:span text:style-name="T2">Yes</text:span></text:p>
          </draw:text-box>
        </draw:frame>
        <draw:frame draw:style-name="gr27" draw:layer="layout" svg:width="9.734cm" svg:height="0.556cm" svg:x="1.327cm" svg:y="19.915cm">
          <draw:text-box>
            <text:p text:style-name="P1"><text:span text:style-name="T1">Are you completing this form for your own research? </text:span></text:p>
          </draw:text-box>
        </draw:frame>
        <draw:frame draw:style-name="gr25" draw:layer="layout" svg:width="0.658cm" svg:height="0.518cm" svg:x="1.327cm" svg:y="20.419cm">
          <draw:text-box>
            <text:p text:style-name="P1"><text:span text:style-name="T2">Yes</text:span></text:p>
          </draw:text-box>
        </draw:frame>
        <draw:frame draw:style-name="gr26" draw:layer="layout" svg:width="8.761cm" svg:height="0.556cm" svg:x="1.327cm" svg:y="21.18cm">
          <draw:text-box>
            <text:p text:style-name="P1"><text:span text:style-name="T1">Does your research involve human participants?</text:span></text:p>
          </draw:text-box>
        </draw:frame>
        <draw:frame draw:style-name="gr25" draw:layer="layout" svg:width="0.658cm" svg:height="0.518cm" svg:x="1.327cm" svg:y="21.684cm">
          <draw:text-box>
            <text:p text:style-name="P1"><text:span text:style-name="T2">Yes</text:span></text:p>
          </draw:text-box>
        </draw:frame>
        <draw:frame draw:style-name="gr28" draw:layer="layout" svg:width="1.53cm" svg:height="0.556cm" svg:x="1.327cm" svg:y="22.444cm">
          <draw:text-box>
            <text:p text:style-name="P1"><text:span text:style-name="T1">Institute</text:span></text:p>
          </draw:text-box>
        </draw:frame>
        <draw:frame draw:style-name="gr28" draw:layer="layout" svg:width="1.581cm" svg:height="0.518cm" svg:x="1.327cm" svg:y="22.948cm">
          <draw:text-box>
            <text:p text:style-name="P1"><text:span text:style-name="T2">IMPACS</text:span></text:p>
          </draw:text-box>
        </draw:frame>
        <draw:frame draw:style-name="gr29" draw:layer="layout" svg:width="11.483cm" svg:height="0.556cm" svg:x="1.327cm" svg:y="23.709cm">
          <draw:text-box>
            <text:p text:style-name="P1"><text:span text:style-name="T1">Please provide a brief summary of your project (150 word max)</text:span></text:p>
          </draw:text-box>
        </draw:frame>
        <draw:frame draw:style-name="gr30" draw:layer="layout" svg:width="17.702cm" svg:height="0.518cm" svg:x="1.327cm" svg:y="24.213cm">
          <draw:text-box>
            <text:p text:style-name="P1"><text:span text:style-name="T2">My project does image analysis on a stream captured by a USB camera to control one of the slot cars. A </text:span></text:p>
          </draw:text-box>
        </draw:frame>
        <draw:frame draw:style-name="gr31" draw:layer="layout" svg:width="17.295cm" svg:height="0.518cm" svg:x="1.327cm" svg:y="24.716cm">
          <draw:text-box>
            <text:p text:style-name="P1"><text:span text:style-name="T2">human is required to race against the 'computer' in a competitive competitive nature, with one slot car </text:span></text:p>
          </draw:text-box>
        </draw:frame>
        <draw:frame draw:style-name="gr32" draw:layer="layout" svg:width="15.394cm" svg:height="0.518cm" svg:x="1.327cm" svg:y="25.219cm">
          <draw:text-box>
            <text:p text:style-name="P1"><text:span text:style-name="T2">controlled by the computer and the other a human. This will allow the slot cars to be raced.</text:span></text:p>
          </draw:text-box>
        </draw:frame>
        <draw:frame draw:style-name="gr33" draw:layer="layout" svg:width="18.442cm" svg:height="0.556cm" svg:x="1.327cm" svg:y="25.976cm">
          <draw:text-box>
            <text:p text:style-name="P1"><text:span text:style-name="T1">I can confirm that the study does not involve vulnerable participants including participants under the </text:span></text:p>
          </draw:text-box>
        </draw:frame>
        <draw:frame draw:style-name="gr34" draw:layer="layout" svg:width="17.659cm" svg:height="0.556cm" svg:x="1.327cm" svg:y="26.479cm">
          <draw:text-box>
            <text:p text:style-name="P1"><text:span text:style-name="T1">age of 18, those with learning/communication or associated difficulties or those that are otherwise </text:span></text:p>
          </draw:text-box>
        </draw:frame>
      </draw:page>
      <draw:page draw:name="page2" draw:style-name="dp1" draw:master-page-name="master-page16">
        <draw:frame draw:style-name="gr35" draw:layer="layout" svg:width="6.636cm" svg:height="0.556cm" svg:x="1.327cm" svg:y="1.317cm">
          <draw:text-box>
            <text:p text:style-name="P1"><text:span text:style-name="T1">unable to provide informed consent?</text:span></text:p>
          </draw:text-box>
        </draw:frame>
        <draw:frame draw:style-name="gr25" draw:layer="layout" svg:width="0.658cm" svg:height="0.518cm" svg:x="1.327cm" svg:y="1.821cm">
          <draw:text-box>
            <text:p text:style-name="P1"><text:span text:style-name="T2">Yes</text:span></text:p>
          </draw:text-box>
        </draw:frame>
        <draw:frame draw:style-name="gr36" draw:layer="layout" svg:width="18.366cm" svg:height="0.556cm" svg:x="1.327cm" svg:y="2.578cm">
          <draw:text-box>
            <text:p text:style-name="P1"><text:span text:style-name="T1">I can confirm that the participants will not be asked to take part in the study without their consent or </text:span></text:p>
          </draw:text-box>
        </draw:frame>
        <draw:frame draw:style-name="gr37" draw:layer="layout" svg:width="18.569cm" svg:height="0.556cm" svg:x="1.327cm" svg:y="3.081cm">
          <draw:text-box>
            <text:p text:style-name="P1"><text:span text:style-name="T1">knowledge at the time and participants will be fully informed of the purpose of the research (including </text:span></text:p>
          </draw:text-box>
        </draw:frame>
        <draw:frame draw:style-name="gr38" draw:layer="layout" svg:width="18.866cm" svg:height="0.556cm" svg:x="1.327cm" svg:y="3.583cm">
          <draw:text-box>
            <text:p text:style-name="P1"><text:span text:style-name="T1">what data will be gathered and how it shall be used during and after the study). Participants will also be </text:span></text:p>
          </draw:text-box>
        </draw:frame>
        <draw:frame draw:style-name="gr39" draw:layer="layout" svg:width="18.726cm" svg:height="0.556cm" svg:x="1.327cm" svg:y="4.086cm">
          <draw:text-box>
            <text:p text:style-name="P1"><text:span text:style-name="T1">given time to consider whether they wish to take part in the study and be given the right to withdraw at </text:span></text:p>
          </draw:text-box>
        </draw:frame>
        <draw:frame draw:style-name="gr40" draw:layer="layout" svg:width="2.741cm" svg:height="0.556cm" svg:x="1.327cm" svg:y="4.593cm">
          <draw:text-box>
            <text:p text:style-name="P1"><text:span text:style-name="T1">any given time.</text:span></text:p>
          </draw:text-box>
        </draw:frame>
        <draw:frame draw:style-name="gr25" draw:layer="layout" svg:width="0.658cm" svg:height="0.518cm" svg:x="1.327cm" svg:y="5.097cm">
          <draw:text-box>
            <text:p text:style-name="P1"><text:span text:style-name="T2">Yes</text:span></text:p>
          </draw:text-box>
        </draw:frame>
        <draw:frame draw:style-name="gr41" draw:layer="layout" svg:width="18.324cm" svg:height="0.556cm" svg:x="1.327cm" svg:y="5.854cm">
          <draw:text-box>
            <text:p text:style-name="P1"><text:span text:style-name="T1">I can confirm that there is no risk that the nature of the research topic might lead to disclosures from </text:span></text:p>
          </draw:text-box>
        </draw:frame>
        <draw:frame draw:style-name="gr42" draw:layer="layout" svg:width="18.646cm" svg:height="0.556cm" svg:x="1.327cm" svg:y="6.357cm">
          <draw:text-box>
            <text:p text:style-name="P1"><text:span text:style-name="T1">the participant concerning their own involvement in illegal activities or other activities that represent a </text:span></text:p>
          </draw:text-box>
        </draw:frame>
        <draw:frame draw:style-name="gr43" draw:layer="layout" svg:width="17.295cm" svg:height="0.556cm" svg:x="1.327cm" svg:y="6.86cm">
          <draw:text-box>
            <text:p text:style-name="P1"><text:span text:style-name="T1">risk to themselves or others (e.g. sexual activity, drug use or professional misconduct). Should a </text:span></text:p>
          </draw:text-box>
        </draw:frame>
        <draw:frame draw:style-name="gr44" draw:layer="layout" svg:width="18.756cm" svg:height="0.556cm" svg:x="1.327cm" svg:y="7.363cm">
          <draw:text-box>
            <text:p text:style-name="P1"><text:span text:style-name="T1">disclosure be made, you should be aware of your responsibilities and boundaries as a researcher and be </text:span></text:p>
          </draw:text-box>
        </draw:frame>
        <draw:frame draw:style-name="gr45" draw:layer="layout" svg:width="12.63cm" svg:height="0.556cm" svg:x="1.327cm" svg:y="7.87cm">
          <draw:text-box>
            <text:p text:style-name="P1"><text:span text:style-name="T1">aware of whom to contact should the need arise (i.e. your supervisor). </text:span></text:p>
          </draw:text-box>
        </draw:frame>
        <draw:frame draw:style-name="gr25" draw:layer="layout" svg:width="0.658cm" svg:height="0.518cm" svg:x="1.327cm" svg:y="8.374cm">
          <draw:text-box>
            <text:p text:style-name="P1"><text:span text:style-name="T2">Yes</text:span></text:p>
          </draw:text-box>
        </draw:frame>
        <draw:frame draw:style-name="gr46" draw:layer="layout" svg:width="18.146cm" svg:height="0.556cm" svg:x="1.327cm" svg:y="9.131cm">
          <draw:text-box>
            <text:p text:style-name="P1"><text:span text:style-name="T1">I can confirm that the study will not induce stress, anxiety, lead to humiliation or cause harm or any </text:span></text:p>
          </draw:text-box>
        </draw:frame>
        <draw:frame draw:style-name="gr47" draw:layer="layout" svg:width="17.143cm" svg:height="0.556cm" svg:x="1.327cm" svg:y="9.638cm">
          <draw:text-box>
            <text:p text:style-name="P1"><text:span text:style-name="T1">other negative consequences beyond the risks encountered in the participant’s day-to-day lives.</text:span></text:p>
          </draw:text-box>
        </draw:frame>
        <draw:frame draw:style-name="gr23" draw:layer="layout" svg:width="0.518cm" svg:height="0.518cm" svg:x="1.327cm" svg:y="10.142cm">
          <draw:text-box>
            <text:p text:style-name="P1"><text:span text:style-name="T2">No</text:span></text:p>
          </draw:text-box>
        </draw:frame>
        <draw:frame draw:style-name="gr48" draw:layer="layout" svg:width="12.393cm" svg:height="0.556cm" svg:x="1.327cm" svg:y="10.903cm">
          <draw:text-box>
            <text:p text:style-name="P1"><text:span text:style-name="T1">Please include any further relevant information for this section here:</text:span></text:p>
          </draw:text-box>
        </draw:frame>
        <draw:frame draw:style-name="gr49" draw:layer="layout" svg:width="18.404cm" svg:height="0.518cm" svg:x="1.327cm" svg:y="11.407cm">
          <draw:text-box>
            <text:p text:style-name="P1"><text:span text:style-name="T2">If a participant is racing the computer, they may feel humiliation at losing to the computer controlled slot car</text:span></text:p>
          </draw:text-box>
        </draw:frame>
        <draw:frame draw:style-name="gr50" draw:layer="layout" svg:width="18.277cm" svg:height="0.556cm" svg:x="1.327cm" svg:y="12.164cm">
          <draw:text-box>
            <text:p text:style-name="P1"><text:span text:style-name="T1">Where appropriate, do you have consent for the publication, reproduction or use of any unpublished </text:span></text:p>
          </draw:text-box>
        </draw:frame>
        <draw:frame draw:style-name="gr51" draw:layer="layout" svg:width="1.738cm" svg:height="0.556cm" svg:x="1.327cm" svg:y="12.671cm">
          <draw:text-box>
            <text:p text:style-name="P1"><text:span text:style-name="T1">material?</text:span></text:p>
          </draw:text-box>
        </draw:frame>
        <draw:frame draw:style-name="gr25" draw:layer="layout" svg:width="0.658cm" svg:height="0.518cm" svg:x="1.327cm" svg:y="13.175cm">
          <draw:text-box>
            <text:p text:style-name="P1"><text:span text:style-name="T2">Yes</text:span></text:p>
          </draw:text-box>
        </draw:frame>
        <draw:frame draw:style-name="gr52" draw:layer="layout" svg:width="16.199cm" svg:height="0.556cm" svg:x="1.327cm" svg:y="13.935cm">
          <draw:text-box>
            <text:p text:style-name="P1"><text:span text:style-name="T1">Will appropriate measures be put in place for the secure and confidential storage of data?</text:span></text:p>
          </draw:text-box>
        </draw:frame>
        <draw:frame draw:style-name="gr25" draw:layer="layout" svg:width="0.658cm" svg:height="0.518cm" svg:x="1.327cm" svg:y="14.439cm">
          <draw:text-box>
            <text:p text:style-name="P1"><text:span text:style-name="T2">Yes</text:span></text:p>
          </draw:text-box>
        </draw:frame>
        <draw:frame draw:style-name="gr53" draw:layer="layout" svg:width="14.798cm" svg:height="0.556cm" svg:x="1.327cm" svg:y="15.2cm">
          <draw:text-box>
            <text:p text:style-name="P1"><text:span text:style-name="T1">Does the research pose more than minimal and predictable risk to the researcher?</text:span></text:p>
          </draw:text-box>
        </draw:frame>
        <draw:frame draw:style-name="gr23" draw:layer="layout" svg:width="0.518cm" svg:height="0.518cm" svg:x="1.327cm" svg:y="15.704cm">
          <draw:text-box>
            <text:p text:style-name="P1"><text:span text:style-name="T2">No</text:span></text:p>
          </draw:text-box>
        </draw:frame>
        <draw:frame draw:style-name="gr54" draw:layer="layout" svg:width="18.303cm" svg:height="0.556cm" svg:x="1.327cm" svg:y="16.461cm">
          <draw:text-box>
            <text:p text:style-name="P1"><text:span text:style-name="T1">Will you be travelling, as a foreign national, in to any areas that the UK Foreign and Commonwealth </text:span></text:p>
          </draw:text-box>
        </draw:frame>
        <draw:frame draw:style-name="gr55" draw:layer="layout" svg:width="5.569cm" svg:height="0.556cm" svg:x="1.327cm" svg:y="16.968cm">
          <draw:text-box>
            <text:p text:style-name="P1"><text:span text:style-name="T1">Office advise against travel to?</text:span></text:p>
          </draw:text-box>
        </draw:frame>
        <draw:frame draw:style-name="gr23" draw:layer="layout" svg:width="0.518cm" svg:height="0.518cm" svg:x="1.327cm" svg:y="17.472cm">
          <draw:text-box>
            <text:p text:style-name="P1"><text:span text:style-name="T2">No</text:span></text:p>
          </draw:text-box>
        </draw:frame>
        <draw:frame draw:style-name="gr48" draw:layer="layout" svg:width="12.393cm" svg:height="0.556cm" svg:x="1.327cm" svg:y="18.233cm">
          <draw:text-box>
            <text:p text:style-name="P1"><text:span text:style-name="T1">Please include any further relevant information for this section here:</text:span></text:p>
          </draw:text-box>
        </draw:frame>
        <draw:frame draw:style-name="gr56" draw:layer="layout" svg:width="18.358cm" svg:height="0.556cm" svg:x="1.327cm" svg:y="18.991cm">
          <draw:text-box>
            <text:p text:style-name="P1"><text:span text:style-name="T1">If you are to be working alone with vulnerable people or children, you may need a DBS (CRB) check. </text:span></text:p>
          </draw:text-box>
        </draw:frame>
        <draw:frame draw:style-name="gr57" draw:layer="layout" svg:width="17.989cm" svg:height="0.556cm" svg:x="1.327cm" svg:y="19.494cm">
          <draw:text-box>
            <text:p text:style-name="P1"><text:span text:style-name="T1">Tick to confirm that you will ensure you comply with this requirement should you identify that you </text:span></text:p>
          </draw:text-box>
        </draw:frame>
        <draw:frame draw:style-name="gr58" draw:layer="layout" svg:width="2.186cm" svg:height="0.556cm" svg:x="1.327cm" svg:y="20.001cm">
          <draw:text-box>
            <text:p text:style-name="P1"><text:span text:style-name="T1">require one.</text:span></text:p>
          </draw:text-box>
        </draw:frame>
        <draw:frame draw:style-name="gr25" draw:layer="layout" svg:width="0.658cm" svg:height="0.518cm" svg:x="1.327cm" svg:y="20.505cm">
          <draw:text-box>
            <text:p text:style-name="P1"><text:span text:style-name="T2">Yes</text:span></text:p>
          </draw:text-box>
        </draw:frame>
        <draw:frame draw:style-name="gr59" draw:layer="layout" svg:width="18.845cm" svg:height="0.556cm" svg:x="1.327cm" svg:y="21.262cm">
          <draw:text-box>
            <text:p text:style-name="P1"><text:span text:style-name="T1">Declaration: Please tick to confirm that you have completed this form to the best of your knowledge and </text:span></text:p>
          </draw:text-box>
        </draw:frame>
        <draw:frame draw:style-name="gr60" draw:layer="layout" svg:width="14.251cm" svg:height="0.556cm" svg:x="1.327cm" svg:y="21.769cm">
          <draw:text-box>
            <text:p text:style-name="P1"><text:span text:style-name="T1">that you will inform your department should the proposal significantly change.</text:span></text:p>
          </draw:text-box>
        </draw:frame>
        <draw:frame draw:style-name="gr25" draw:layer="layout" svg:width="0.658cm" svg:height="0.518cm" svg:x="1.327cm" svg:y="22.273cm">
          <draw:text-box>
            <text:p text:style-name="P1"><text:span text:style-name="T2">Yes</text:span></text:p>
          </draw:text-box>
        </draw:frame>
        <draw:frame draw:style-name="gr48" draw:layer="layout" svg:width="12.393cm" svg:height="0.556cm" svg:x="1.327cm" svg:y="23.034cm">
          <draw:text-box>
            <text:p text:style-name="P1"><text:span text:style-name="T1">Please include any further relevant information for this section here:</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2cm" fo:margin-bottom="1cm" fo:margin-left="1.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6" style:page-layout-name="PM0" draw:style-name="Mdp1"/>
    <style:master-page style:name="master-page3" style:page-layout-name="PM0" draw:style-name="Mdp1"/>
  </office:master-styles>
</office:document-styles>
</file>